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nalysis of All SEM photos</text:p>
          </table:table-cell>
          <table:covered-table-cell/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S_500_01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21" calcext:value-type="float">
            <text:p>1.721</text:p>
          </table:table-cell>
          <table:table-cell office:value-type="float" office:value="77.05" calcext:value-type="float">
            <text:p>77.05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office:value-type="float" office:value="1.495" calcext:value-type="float">
            <text:p>1.495</text:p>
          </table:table-cell>
          <table:table-cell office:value-type="float" office:value="1.465" calcext:value-type="float">
            <text:p>1.465</text:p>
          </table:table-cell>
          <table:table-cell office:value-type="float" office:value="0" calcext:value-type="float">
            <text:p>0</text:p>
          </table:table-cell>
          <table:table-cell table:formula="of:=SUM([.F5:.G5])/2"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8" calcext:value-type="float">
            <text:p>1.808</text:p>
          </table:table-cell>
          <table:table-cell office:value-type="float" office:value="126.382" calcext:value-type="float">
            <text:p>126.382</text:p>
          </table:table-cell>
          <table:table-cell office:value-type="float" office:value="47" calcext:value-type="float">
            <text:p>47</text:p>
          </table:table-cell>
          <table:table-cell office:value-type="float" office:value="232" calcext:value-type="float">
            <text:p>232</text:p>
          </table:table-cell>
          <table:table-cell office:value-type="float" office:value="1.539" calcext:value-type="float">
            <text:p>1.539</text:p>
          </table:table-cell>
          <table:table-cell office:value-type="float" office:value="1.495" calcext:value-type="float">
            <text:p>1.495</text:p>
          </table:table-cell>
          <table:table-cell office:value-type="float" office:value="0" calcext:value-type="float">
            <text:p>0</text:p>
          </table:table-cell>
          <table:table-cell table:formula="of:=SUM([.F6:.G6])/2" office:value-type="float" office:value="1.517" calcext:value-type="float">
            <text:p>1.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97.345" calcext:value-type="float">
            <text:p>97.345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1.467" calcext:value-type="float">
            <text:p>1.467</text:p>
          </table:table-cell>
          <table:table-cell office:value-type="float" office:value="1.406" calcext:value-type="float">
            <text:p>1.406</text:p>
          </table:table-cell>
          <table:table-cell office:value-type="float" office:value="90" calcext:value-type="float">
            <text:p>90</text:p>
          </table:table-cell>
          <table:table-cell table:formula="of:=SUM([.F7:.G7])/2" office:value-type="float" office:value="1.4365" calcext:value-type="float">
            <text:p>1.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62" calcext:value-type="float">
            <text:p>1.862</text:p>
          </table:table-cell>
          <table:table-cell office:value-type="float" office:value="115.097" calcext:value-type="float">
            <text:p>115.097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float" office:value="1.554" calcext:value-type="float">
            <text:p>1.554</text:p>
          </table:table-cell>
          <table:table-cell office:value-type="float" office:value="1.525" calcext:value-type="float">
            <text:p>1.525</text:p>
          </table:table-cell>
          <table:table-cell office:value-type="float" office:value="90" calcext:value-type="float">
            <text:p>90</text:p>
          </table:table-cell>
          <table:table-cell table:formula="of:=SUM([.F8:.G8])/2" office:value-type="float" office:value="1.5395" calcext:value-type="float">
            <text:p>1.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6" calcext:value-type="float">
            <text:p>0.936</text:p>
          </table:table-cell>
          <table:table-cell office:value-type="float" office:value="88.139" calcext:value-type="float">
            <text:p>88.139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office:value-type="float" office:value="1.099" calcext:value-type="float">
            <text:p>1.099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table:formula="of:=SUM([.F9:.G9])/2" office:value-type="float" office:value="1.092" calcext:value-type="float">
            <text:p>1.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69" calcext:value-type="float">
            <text:p>1.669</text:p>
          </table:table-cell>
          <table:table-cell office:value-type="float" office:value="110.399" calcext:value-type="float">
            <text:p>110.399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1.466" calcext:value-type="float">
            <text:p>1.466</text:p>
          </table:table-cell>
          <table:table-cell office:value-type="float" office:value="1.45" calcext:value-type="float">
            <text:p>1.45</text:p>
          </table:table-cell>
          <table:table-cell office:value-type="float" office:value="90" calcext:value-type="float">
            <text:p>90</text:p>
          </table:table-cell>
          <table:table-cell table:formula="of:=SUM([.F10:.G10])/2" office:value-type="float" office:value="1.458" calcext:value-type="float">
            <text:p>1.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69" calcext:value-type="float">
            <text:p>1.669</text:p>
          </table:table-cell>
          <table:table-cell office:value-type="float" office:value="105.977" calcext:value-type="float">
            <text:p>105.977</text:p>
          </table:table-cell>
          <table:table-cell office:value-type="float" office:value="51" calcext:value-type="float">
            <text:p>51</text:p>
          </table:table-cell>
          <table:table-cell office:value-type="float" office:value="224" calcext:value-type="float">
            <text:p>224</text:p>
          </table:table-cell>
          <table:table-cell office:value-type="float" office:value="1.466" calcext:value-type="float">
            <text:p>1.466</text:p>
          </table:table-cell>
          <table:table-cell office:value-type="float" office:value="1.45" calcext:value-type="float">
            <text:p>1.45</text:p>
          </table:table-cell>
          <table:table-cell office:value-type="float" office:value="90" calcext:value-type="float">
            <text:p>90</text:p>
          </table:table-cell>
          <table:table-cell table:formula="of:=SUM([.F11:.G11])/2" office:value-type="float" office:value="1.458" calcext:value-type="float">
            <text:p>1.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38" calcext:value-type="float">
            <text:p>1.63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.466" calcext:value-type="float">
            <text:p>1.466</text:p>
          </table:table-cell>
          <table:table-cell office:value-type="float" office:value="1.422" calcext:value-type="float">
            <text:p>1.422</text:p>
          </table:table-cell>
          <table:table-cell office:value-type="float" office:value="90" calcext:value-type="float">
            <text:p>90</text:p>
          </table:table-cell>
          <table:table-cell table:formula="of:=SUM([.F12:.G12])/2" office:value-type="float" office:value="1.444" calcext:value-type="float">
            <text:p>1.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03" calcext:value-type="float">
            <text:p>1.703</text:p>
          </table:table-cell>
          <table:table-cell office:value-type="float" office:value="115.285" calcext:value-type="float">
            <text:p>115.285</text:p>
          </table:table-cell>
          <table:table-cell office:value-type="float" office:value="52" calcext:value-type="float">
            <text:p>52</text:p>
          </table:table-cell>
          <table:table-cell office:value-type="float" office:value="207" calcext:value-type="float">
            <text:p>207</text:p>
          </table:table-cell>
          <table:table-cell office:value-type="float" office:value="1.495" calcext:value-type="float">
            <text:p>1.495</text:p>
          </table:table-cell>
          <table:table-cell office:value-type="float" office:value="1.45" calcext:value-type="float">
            <text:p>1.45</text:p>
          </table:table-cell>
          <table:table-cell office:value-type="float" office:value="90" calcext:value-type="float">
            <text:p>90</text:p>
          </table:table-cell>
          <table:table-cell table:formula="of:=SUM([.F13:.G13])/2" office:value-type="float" office:value="1.4725" calcext:value-type="float">
            <text:p>1.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71" calcext:value-type="float">
            <text:p>1.771</text:p>
          </table:table-cell>
          <table:table-cell office:value-type="float" office:value="115.261" calcext:value-type="float">
            <text:p>115.261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.524" calcext:value-type="float">
            <text:p>1.524</text:p>
          </table:table-cell>
          <table:table-cell office:value-type="float" office:value="1.48" calcext:value-type="float">
            <text:p>1.48</text:p>
          </table:table-cell>
          <table:table-cell office:value-type="float" office:value="90" calcext:value-type="float">
            <text:p>90</text:p>
          </table:table-cell>
          <table:table-cell table:formula="of:=SUM([.F14:.G14])/2" office:value-type="float" office:value="1.502" calcext:value-type="float">
            <text:p>1.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05" calcext:value-type="float">
            <text:p>1.705</text:p>
          </table:table-cell>
          <table:table-cell office:value-type="float" office:value="121.964" calcext:value-type="float">
            <text:p>121.964</text:p>
          </table:table-cell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office:value-type="float" office:value="1.481" calcext:value-type="float">
            <text:p>1.481</text:p>
          </table:table-cell>
          <table:table-cell office:value-type="float" office:value="1.466" calcext:value-type="float">
            <text:p>1.466</text:p>
          </table:table-cell>
          <table:table-cell office:value-type="float" office:value="90" calcext:value-type="float">
            <text:p>90</text:p>
          </table:table-cell>
          <table:table-cell table:formula="of:=SUM([.F15:.G15])/2" office:value-type="float" office:value="1.4735" calcext:value-type="float">
            <text:p>1.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54" calcext:value-type="float">
            <text:p>1.654</text:p>
          </table:table-cell>
          <table:table-cell office:value-type="float" office:value="84.995" calcext:value-type="float">
            <text:p>84.995</text:p>
          </table:table-cell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.451" calcext:value-type="float">
            <text:p>1.451</text:p>
          </table:table-cell>
          <table:table-cell office:value-type="float" office:value="0" calcext:value-type="float">
            <text:p>0</text:p>
          </table:table-cell>
          <table:table-cell table:formula="of:=SUM([.F16:.G16])/2" office:value-type="float" office:value="1.451" calcext:value-type="float">
            <text:p>1.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87" calcext:value-type="float">
            <text:p>1.587</text:p>
          </table:table-cell>
          <table:table-cell office:value-type="float" office:value="93.034" calcext:value-type="float">
            <text:p>93.034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table:formula="of:=SUM([.F17:.G17])/2" office:value-type="float" office:value="1.422" calcext:value-type="float">
            <text:p>1.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63" calcext:value-type="float">
            <text:p>1.263</text:p>
          </table:table-cell>
          <table:table-cell office:value-type="float" office:value="119.197" calcext:value-type="float">
            <text:p>119.197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1.276" calcext:value-type="float">
            <text:p>1.27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table:formula="of:=SUM([.F18:.G18])/2" office:value-type="float" office:value="1.268" calcext:value-type="float">
            <text:p>1.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52" calcext:value-type="float">
            <text:p>1.652</text:p>
          </table:table-cell>
          <table:table-cell office:value-type="float" office:value="119.917" calcext:value-type="float">
            <text:p>119.917</text:p>
          </table:table-cell>
          <table:table-cell office:value-type="float" office:value="51" calcext:value-type="float">
            <text:p>51</text:p>
          </table:table-cell>
          <table:table-cell office:value-type="float" office:value="226" calcext:value-type="float">
            <text:p>226</text:p>
          </table:table-cell>
          <table:table-cell office:value-type="float" office:value="1.464" calcext:value-type="float">
            <text:p>1.464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table:formula="of:=SUM([.F19:.G19])/2" office:value-type="float" office:value="1.4505" calcext:value-type="float">
            <text:p>1.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07" calcext:value-type="float">
            <text:p>1.507</text:p>
          </table:table-cell>
          <table:table-cell office:value-type="float" office:value="120.338" calcext:value-type="float">
            <text:p>120.338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1.394" calcext:value-type="float">
            <text:p>1.394</text:p>
          </table:table-cell>
          <table:table-cell office:value-type="float" office:value="1.377" calcext:value-type="float">
            <text:p>1.377</text:p>
          </table:table-cell>
          <table:table-cell office:value-type="float" office:value="90" calcext:value-type="float">
            <text:p>90</text:p>
          </table:table-cell>
          <table:table-cell table:formula="of:=SUM([.F20:.G20])/2" office:value-type="float" office:value="1.3855" calcext:value-type="float">
            <text:p>1.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39" calcext:value-type="float">
            <text:p>1.039</text:p>
          </table:table-cell>
          <table:table-cell office:value-type="float" office:value="110.515" calcext:value-type="float">
            <text:p>110.515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1.158" calcext:value-type="float">
            <text:p>1.158</text:p>
          </table:table-cell>
          <table:table-cell office:value-type="float" office:value="1.142" calcext:value-type="float">
            <text:p>1.142</text:p>
          </table:table-cell>
          <table:table-cell office:value-type="float" office:value="0" calcext:value-type="float">
            <text:p>0</text:p>
          </table:table-cell>
          <table:table-cell table:formula="of:=SUM([.F21:.G21])/2"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42" calcext:value-type="float">
            <text:p>1.842</text:p>
          </table:table-cell>
          <table:table-cell office:value-type="float" office:value="97.197" calcext:value-type="float">
            <text:p>97.197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1.568" calcext:value-type="float">
            <text:p>1.568</text:p>
          </table:table-cell>
          <table:table-cell office:value-type="float" office:value="1.495" calcext:value-type="float">
            <text:p>1.495</text:p>
          </table:table-cell>
          <table:table-cell office:value-type="float" office:value="0" calcext:value-type="float">
            <text:p>0</text:p>
          </table:table-cell>
          <table:table-cell table:formula="of:=SUM([.F22:.G22])/2" office:value-type="float" office:value="1.5315" calcext:value-type="float">
            <text:p>1.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71" calcext:value-type="float">
            <text:p>1.771</text:p>
          </table:table-cell>
          <table:table-cell office:value-type="float" office:value="87.07" calcext:value-type="float">
            <text:p>87.07</text:p>
          </table:table-cell>
          <table:table-cell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1.509" calcext:value-type="float">
            <text:p>1.509</text:p>
          </table:table-cell>
          <table:table-cell office:value-type="float" office:value="1.494" calcext:value-type="float">
            <text:p>1.494</text:p>
          </table:table-cell>
          <table:table-cell office:value-type="float" office:value="0" calcext:value-type="float">
            <text:p>0</text:p>
          </table:table-cell>
          <table:table-cell table:formula="of:=SUM([.F23:.G23])/2" office:value-type="float" office:value="1.5015" calcext:value-type="float">
            <text:p>1.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1" calcext:value-type="float">
            <text:p>0.791</text:p>
          </table:table-cell>
          <table:table-cell office:value-type="float" office:value="76.955" calcext:value-type="float">
            <text:p>76.955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.012" calcext:value-type="float">
            <text:p>1.012</text:p>
          </table:table-cell>
          <table:table-cell office:value-type="float" office:value="0.995" calcext:value-type="float">
            <text:p>0.995</text:p>
          </table:table-cell>
          <table:table-cell office:value-type="float" office:value="90" calcext:value-type="float">
            <text:p>90</text:p>
          </table:table-cell>
          <table:table-cell table:formula="of:=SUM([.F24:.G24])/2" office:value-type="float" office:value="1.0035" calcext:value-type="float">
            <text:p>1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21" calcext:value-type="float">
            <text:p>1.621</text:p>
          </table:table-cell>
          <table:table-cell office:value-type="float" office:value="129.41" calcext:value-type="float">
            <text:p>129.41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office:value-type="float" office:value="1.451" calcext:value-type="float">
            <text:p>1.451</text:p>
          </table:table-cell>
          <table:table-cell office:value-type="float" office:value="1.422" calcext:value-type="float">
            <text:p>1.422</text:p>
          </table:table-cell>
          <table:table-cell office:value-type="float" office:value="90" calcext:value-type="float">
            <text:p>90</text:p>
          </table:table-cell>
          <table:table-cell table:formula="of:=SUM([.F25:.G25])/2" office:value-type="float" office:value="1.4365" calcext:value-type="float">
            <text:p>1.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21" calcext:value-type="float">
            <text:p>1.621</text:p>
          </table:table-cell>
          <table:table-cell office:value-type="float" office:value="118.063" calcext:value-type="float">
            <text:p>118.063</text:p>
          </table:table-cell>
          <table:table-cell office:value-type="float" office:value="52" calcext:value-type="float">
            <text:p>52</text:p>
          </table:table-cell>
          <table:table-cell office:value-type="float" office:value="209" calcext:value-type="float">
            <text:p>209</text:p>
          </table:table-cell>
          <table:table-cell office:value-type="float" office:value="1.451" calcext:value-type="float">
            <text:p>1.451</text:p>
          </table:table-cell>
          <table:table-cell office:value-type="float" office:value="1.422" calcext:value-type="float">
            <text:p>1.422</text:p>
          </table:table-cell>
          <table:table-cell office:value-type="float" office:value="90" calcext:value-type="float">
            <text:p>90</text:p>
          </table:table-cell>
          <table:table-cell table:formula="of:=SUM([.F26:.G26])/2" office:value-type="float" office:value="1.4365" calcext:value-type="float">
            <text:p>1.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69" calcext:value-type="float">
            <text:p>1.669</text:p>
          </table:table-cell>
          <table:table-cell office:value-type="float" office:value="119.075" calcext:value-type="float">
            <text:p>119.075</text:p>
          </table:table-cell>
          <table:table-cell office:value-type="float" office:value="52" calcext:value-type="float">
            <text:p>52</text:p>
          </table:table-cell>
          <table:table-cell office:value-type="float" office:value="217" calcext:value-type="float">
            <text:p>217</text:p>
          </table:table-cell>
          <table:table-cell office:value-type="float" office:value="1.48" calcext:value-type="float">
            <text:p>1.48</text:p>
          </table:table-cell>
          <table:table-cell office:value-type="float" office:value="1.436" calcext:value-type="float">
            <text:p>1.436</text:p>
          </table:table-cell>
          <table:table-cell office:value-type="float" office:value="90" calcext:value-type="float">
            <text:p>90</text:p>
          </table:table-cell>
          <table:table-cell table:formula="of:=SUM([.F27:.G27])/2" office:value-type="float" office:value="1.458" calcext:value-type="float">
            <text:p>1.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669" calcext:value-type="float">
            <text:p>1.669</text:p>
          </table:table-cell>
          <table:table-cell office:value-type="float" office:value="125.252" calcext:value-type="float">
            <text:p>125.252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48" calcext:value-type="float">
            <text:p>1.48</text:p>
          </table:table-cell>
          <table:table-cell office:value-type="float" office:value="1.436" calcext:value-type="float">
            <text:p>1.436</text:p>
          </table:table-cell>
          <table:table-cell office:value-type="float" office:value="90" calcext:value-type="float">
            <text:p>90</text:p>
          </table:table-cell>
          <table:table-cell table:formula="of:=SUM([.F28:.G28])/2" office:value-type="float" office:value="1.458" calcext:value-type="float">
            <text:p>1.4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47" calcext:value-type="float">
            <text:p>1.247</text:p>
          </table:table-cell>
          <table:table-cell office:value-type="float" office:value="115.429" calcext:value-type="float">
            <text:p>115.429</text:p>
          </table:table-cell>
          <table:table-cell office:value-type="float" office:value="48" calcext:value-type="float">
            <text:p>4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table:formula="of:=SUM([.F29:.G29])/2"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03" calcext:value-type="float">
            <text:p>1.703</text:p>
          </table:table-cell>
          <table:table-cell office:value-type="float" office:value="124.338" calcext:value-type="float">
            <text:p>124.338</text:p>
          </table:table-cell>
          <table:table-cell office:value-type="float" office:value="54" calcext:value-type="float">
            <text:p>54</text:p>
          </table:table-cell>
          <table:table-cell office:value-type="float" office:value="233" calcext:value-type="float">
            <text:p>233</text:p>
          </table:table-cell>
          <table:table-cell office:value-type="float" office:value="1.51" calcext:value-type="float">
            <text:p>1.51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table:formula="of:=SUM([.F30:.G30])/2" office:value-type="float" office:value="1.473" calcext:value-type="float">
            <text:p>1.4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21" calcext:value-type="float">
            <text:p>1.721</text:p>
          </table:table-cell>
          <table:table-cell office:value-type="float" office:value="108.655" calcext:value-type="float">
            <text:p>108.655</text:p>
          </table:table-cell>
          <table:table-cell office:value-type="float" office:value="46" calcext:value-type="float">
            <text:p>46</text:p>
          </table:table-cell>
          <table:table-cell office:value-type="float" office:value="224" calcext:value-type="float">
            <text:p>224</text:p>
          </table:table-cell>
          <table:table-cell office:value-type="float" office:value="1.495" calcext:value-type="float">
            <text:p>1.495</text:p>
          </table:table-cell>
          <table:table-cell office:value-type="float" office:value="1.465" calcext:value-type="float">
            <text:p>1.465</text:p>
          </table:table-cell>
          <table:table-cell office:value-type="float" office:value="0" calcext:value-type="float">
            <text:p>0</text:p>
          </table:table-cell>
          <table:table-cell table:formula="of:=SUM([.F31:.G31])/2"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81" calcext:value-type="float">
            <text:p>1.381</text:p>
          </table:table-cell>
          <table:table-cell office:value-type="float" office:value="125.161" calcext:value-type="float">
            <text:p>125.161</text:p>
          </table:table-cell>
          <table:table-cell office:value-type="float" office:value="49" calcext:value-type="float">
            <text:p>49</text:p>
          </table:table-cell>
          <table:table-cell office:value-type="float" office:value="215" calcext:value-type="float">
            <text:p>215</text:p>
          </table:table-cell>
          <table:table-cell office:value-type="float" office:value="1.335" calcext:value-type="float">
            <text:p>1.335</text:p>
          </table:table-cell>
          <table:table-cell office:value-type="float" office:value="1.318" calcext:value-type="float">
            <text:p>1.318</text:p>
          </table:table-cell>
          <table:table-cell office:value-type="float" office:value="0" calcext:value-type="float">
            <text:p>0</text:p>
          </table:table-cell>
          <table:table-cell table:formula="of:=SUM([.F32:.G32])/2" office:value-type="float" office:value="1.3265" calcext:value-type="float">
            <text:p>1.33</text:p>
          </table:table-cell>
          <table:table-cell/>
        </table:table-row>
        <table:table-row table:style-name="ro1">
          <table:table-cell table:number-columns-repeated="8"/>
          <table:table-cell table:formula="of:=AVERAGE([.I5:.I32])" office:value-type="float" office:value="1.40589285714286" calcext:value-type="float">
            <text:p>1.4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S_500_0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223" calcext:value-type="float">
            <text:p>1.223</text:p>
          </table:table-cell>
          <table:table-cell office:value-type="float" office:value="85.651" calcext:value-type="float">
            <text:p>85.651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1.265" calcext:value-type="float">
            <text:p>1.265</text:p>
          </table:table-cell>
          <table:table-cell office:value-type="float" office:value="1.231" calcext:value-type="float">
            <text:p>1.231</text:p>
          </table:table-cell>
          <table:table-cell office:value-type="float" office:value="0" calcext:value-type="float">
            <text:p>0</text:p>
          </table:table-cell>
          <table:table-cell table:formula="of:=SUM([.F36:.G36])/2" office:value-type="float" office:value="1.248" calcext:value-type="float">
            <text:p>1.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74" calcext:value-type="float">
            <text:p>1.374</text:p>
          </table:table-cell>
          <table:table-cell office:value-type="float" office:value="111.483" calcext:value-type="float">
            <text:p>111.483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1.493" calcext:value-type="float">
            <text:p>1.493</text:p>
          </table:table-cell>
          <table:table-cell office:value-type="float" office:value="1.172" calcext:value-type="float">
            <text:p>1.172</text:p>
          </table:table-cell>
          <table:table-cell office:value-type="float" office:value="0" calcext:value-type="float">
            <text:p>0</text:p>
          </table:table-cell>
          <table:table-cell table:formula="of:=SUM([.F37:.G37])/2" office:value-type="float" office:value="1.3325" calcext:value-type="float">
            <text:p>1.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56" calcext:value-type="float">
            <text:p>1.656</text:p>
          </table:table-cell>
          <table:table-cell office:value-type="float" office:value="97.953" calcext:value-type="float">
            <text:p>97.95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1.468" calcext:value-type="float">
            <text:p>1.468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table:formula="of:=SUM([.F38:.G38])/2" office:value-type="float" office:value="1.452" calcext:value-type="float">
            <text:p>1.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16" calcext:value-type="float">
            <text:p>1.616</text:p>
          </table:table-cell>
          <table:table-cell office:value-type="float" office:value="125.211" calcext:value-type="float">
            <text:p>125.211</text:p>
          </table:table-cell>
          <table:table-cell office:value-type="float" office:value="45" calcext:value-type="float">
            <text:p>45</text:p>
          </table:table-cell>
          <table:table-cell office:value-type="float" office:value="246" calcext:value-type="float">
            <text:p>246</text:p>
          </table:table-cell>
          <table:table-cell office:value-type="float" office:value="1.481" calcext:value-type="float">
            <text:p>1.481</text:p>
          </table:table-cell>
          <table:table-cell office:value-type="float" office:value="1.389" calcext:value-type="float">
            <text:p>1.389</text:p>
          </table:table-cell>
          <table:table-cell table:style-name="ce3" office:value-type="float" office:value="0.0000000000001798" calcext:value-type="float">
            <text:p>1.80E-13</text:p>
          </table:table-cell>
          <table:table-cell table:formula="of:=SUM([.F39:.G39])/2" office:value-type="float" office:value="1.435" calcext:value-type="float">
            <text:p>1.4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56" calcext:value-type="float">
            <text:p>1.656</text:p>
          </table:table-cell>
          <table:table-cell office:value-type="float" office:value="91.7" calcext:value-type="float">
            <text:p>91.7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1.468" calcext:value-type="float">
            <text:p>1.468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table:formula="of:=SUM([.F40:.G40])/2" office:value-type="float" office:value="1.452" calcext:value-type="float">
            <text:p>1.4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8" calcext:value-type="float">
            <text:p>1.68</text:p>
          </table:table-cell>
          <table:table-cell office:value-type="float" office:value="111.48" calcext:value-type="float">
            <text:p>111.48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1.468" calcext:value-type="float">
            <text:p>1.468</text:p>
          </table:table-cell>
          <table:table-cell office:value-type="float" office:value="1.457" calcext:value-type="float">
            <text:p>1.457</text:p>
          </table:table-cell>
          <table:table-cell office:value-type="float" office:value="0" calcext:value-type="float">
            <text:p>0</text:p>
          </table:table-cell>
          <table:table-cell table:formula="of:=SUM([.F41:.G41])/2" office:value-type="float" office:value="1.4625" calcext:value-type="float">
            <text:p>1.4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18" calcext:value-type="float">
            <text:p>1.718</text:p>
          </table:table-cell>
          <table:table-cell office:value-type="float" office:value="112.257" calcext:value-type="float">
            <text:p>112.257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.479" calcext:value-type="float">
            <text:p>1.479</text:p>
          </table:table-cell>
          <table:table-cell office:value-type="float" office:value="0" calcext:value-type="float">
            <text:p>0</text:p>
          </table:table-cell>
          <table:table-cell table:formula="of:=SUM([.F42:.G42])/2" office:value-type="float" office:value="1.479" calcext:value-type="float">
            <text:p>1.4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92" calcext:value-type="float">
            <text:p>1.692</text:p>
          </table:table-cell>
          <table:table-cell office:value-type="float" office:value="122.577" calcext:value-type="float">
            <text:p>122.577</text:p>
          </table:table-cell>
          <table:table-cell office:value-type="float" office:value="47" calcext:value-type="float">
            <text:p>47</text:p>
          </table:table-cell>
          <table:table-cell office:value-type="float" office:value="212" calcext:value-type="float">
            <text:p>212</text:p>
          </table:table-cell>
          <table:table-cell office:value-type="float" office:value="1.478" calcext:value-type="float">
            <text:p>1.478</text:p>
          </table:table-cell>
          <table:table-cell office:value-type="float" office:value="1.457" calcext:value-type="float">
            <text:p>1.457</text:p>
          </table:table-cell>
          <table:table-cell office:value-type="float" office:value="90" calcext:value-type="float">
            <text:p>90</text:p>
          </table:table-cell>
          <table:table-cell table:formula="of:=SUM([.F43:.G43])/2" office:value-type="float" office:value="1.4675" calcext:value-type="float">
            <text:p>1.4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705" calcext:value-type="float">
            <text:p>1.705</text:p>
          </table:table-cell>
          <table:table-cell office:value-type="float" office:value="99.097" calcext:value-type="float">
            <text:p>99.097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.49" calcext:value-type="float">
            <text:p>1.49</text:p>
          </table:table-cell>
          <table:table-cell office:value-type="float" office:value="1.457" calcext:value-type="float">
            <text:p>1.457</text:p>
          </table:table-cell>
          <table:table-cell office:value-type="float" office:value="90" calcext:value-type="float">
            <text:p>90</text:p>
          </table:table-cell>
          <table:table-cell table:formula="of:=SUM([.F44:.G44])/2" office:value-type="float" office:value="1.4735" calcext:value-type="float">
            <text:p>1.4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806" calcext:value-type="float">
            <text:p>1.806</text:p>
          </table:table-cell>
          <table:table-cell office:value-type="float" office:value="108.353" calcext:value-type="float">
            <text:p>108.353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1.521" calcext:value-type="float">
            <text:p>1.521</text:p>
          </table:table-cell>
          <table:table-cell office:value-type="float" office:value="1.511" calcext:value-type="float">
            <text:p>1.511</text:p>
          </table:table-cell>
          <table:table-cell office:value-type="float" office:value="0" calcext:value-type="float">
            <text:p>0</text:p>
          </table:table-cell>
          <table:table-cell table:formula="of:=SUM([.F45:.G45])/2" office:value-type="float" office:value="1.516" calcext:value-type="float">
            <text:p>1.5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6" calcext:value-type="float">
            <text:p>1.56</text:p>
          </table:table-cell>
          <table:table-cell office:value-type="float" office:value="98.852" calcext:value-type="float">
            <text:p>98.852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.415" calcext:value-type="float">
            <text:p>1.415</text:p>
          </table:table-cell>
          <table:table-cell office:value-type="float" office:value="1.404" calcext:value-type="float">
            <text:p>1.404</text:p>
          </table:table-cell>
          <table:table-cell office:value-type="float" office:value="90" calcext:value-type="float">
            <text:p>90</text:p>
          </table:table-cell>
          <table:table-cell table:formula="of:=SUM([.F46:.G46])/2" office:value-type="float" office:value="1.4095" calcext:value-type="float">
            <text:p>1.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02" calcext:value-type="float">
            <text:p>1.502</text:p>
          </table:table-cell>
          <table:table-cell office:value-type="float" office:value="123.182" calcext:value-type="float">
            <text:p>123.182</text:p>
          </table:table-cell>
          <table:table-cell office:value-type="float" office:value="53" calcext:value-type="float">
            <text:p>53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.383" calcext:value-type="float">
            <text:p>1.383</text:p>
          </table:table-cell>
          <table:table-cell office:value-type="float" office:value="0" calcext:value-type="float">
            <text:p>0</text:p>
          </table:table-cell>
          <table:table-cell table:formula="of:=SUM([.F47:.G47])/2" office:value-type="float" office:value="1.383" calcext:value-type="float">
            <text:p>1.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56" calcext:value-type="float">
            <text:p>1.656</text:p>
          </table:table-cell>
          <table:table-cell office:value-type="float" office:value="112.177" calcext:value-type="float">
            <text:p>112.177</text:p>
          </table:table-cell>
          <table:table-cell office:value-type="float" office:value="49" calcext:value-type="float">
            <text:p>49</text:p>
          </table:table-cell>
          <table:table-cell office:value-type="float" office:value="206" calcext:value-type="float">
            <text:p>206</text:p>
          </table:table-cell>
          <table:table-cell office:value-type="float" office:value="1.478" calcext:value-type="float">
            <text:p>1.478</text:p>
          </table:table-cell>
          <table:table-cell office:value-type="float" office:value="1.426" calcext:value-type="float">
            <text:p>1.426</text:p>
          </table:table-cell>
          <table:table-cell office:value-type="float" office:value="90" calcext:value-type="float">
            <text:p>90</text:p>
          </table:table-cell>
          <table:table-cell table:formula="of:=SUM([.F48:.G48])/2" office:value-type="float" office:value="1.452" calcext:value-type="float">
            <text:p>1.4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43" calcext:value-type="float">
            <text:p>1.443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1.362" calcext:value-type="float">
            <text:p>1.362</text:p>
          </table:table-cell>
          <table:table-cell office:value-type="float" office:value="1.349" calcext:value-type="float">
            <text:p>1.349</text:p>
          </table:table-cell>
          <table:table-cell office:value-type="float" office:value="0" calcext:value-type="float">
            <text:p>0</text:p>
          </table:table-cell>
          <table:table-cell table:formula="of:=SUM([.F49:.G49])/2" office:value-type="float" office:value="1.3555" calcext:value-type="float">
            <text:p>1.3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81" calcext:value-type="float">
            <text:p>1.581</text:p>
          </table:table-cell>
          <table:table-cell office:value-type="float" office:value="101.764" calcext:value-type="float">
            <text:p>101.764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1.423" calcext:value-type="float">
            <text:p>1.423</text:p>
          </table:table-cell>
          <table:table-cell office:value-type="float" office:value="1.414" calcext:value-type="float">
            <text:p>1.414</text:p>
          </table:table-cell>
          <table:table-cell office:value-type="float" office:value="90" calcext:value-type="float">
            <text:p>90</text:p>
          </table:table-cell>
          <table:table-cell table:formula="of:=SUM([.F50:.G50])/2" office:value-type="float" office:value="1.4185" calcext:value-type="float">
            <text:p>1.4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38" calcext:value-type="float">
            <text:p>0.938</text:p>
          </table:table-cell>
          <table:table-cell office:value-type="float" office:value="86.355" calcext:value-type="float">
            <text:p>86.355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1.114" calcext:value-type="float">
            <text:p>1.114</text:p>
          </table:table-cell>
          <table:table-cell office:value-type="float" office:value="1.072" calcext:value-type="float">
            <text:p>1.072</text:p>
          </table:table-cell>
          <table:table-cell office:value-type="float" office:value="0" calcext:value-type="float">
            <text:p>0</text:p>
          </table:table-cell>
          <table:table-cell table:formula="of:=SUM([.F51:.G51])/2" office:value-type="float" office:value="1.093" calcext:value-type="float">
            <text:p>1.0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66" calcext:value-type="float">
            <text:p>1.466</text:p>
          </table:table-cell>
          <table:table-cell office:value-type="float" office:value="98.068" calcext:value-type="float">
            <text:p>98.068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1.371" calcext:value-type="float">
            <text:p>1.371</text:p>
          </table:table-cell>
          <table:table-cell office:value-type="float" office:value="1.361" calcext:value-type="float">
            <text:p>1.361</text:p>
          </table:table-cell>
          <table:table-cell office:value-type="float" office:value="90" calcext:value-type="float">
            <text:p>90</text:p>
          </table:table-cell>
          <table:table-cell table:formula="of:=SUM([.F52:.G52])/2" office:value-type="float" office:value="1.366" calcext:value-type="float">
            <text:p>1.3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31" calcext:value-type="float">
            <text:p>1.131</text:p>
          </table:table-cell>
          <table:table-cell office:value-type="float" office:value="128.339" calcext:value-type="float">
            <text:p>128.339</text:p>
          </table:table-cell>
          <table:table-cell office:value-type="float" office:value="53" calcext:value-type="float">
            <text:p>5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SUM([.F53:.G53])/2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68" calcext:value-type="float">
            <text:p>1.68</text:p>
          </table:table-cell>
          <table:table-cell office:value-type="float" office:value="121.724" calcext:value-type="float">
            <text:p>121.724</text:p>
          </table:table-cell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office:value-type="float" office:value="1.479" calcext:value-type="float">
            <text:p>1.479</text:p>
          </table:table-cell>
          <table:table-cell office:value-type="float" office:value="1.447" calcext:value-type="float">
            <text:p>1.447</text:p>
          </table:table-cell>
          <table:table-cell office:value-type="float" office:value="90" calcext:value-type="float">
            <text:p>90</text:p>
          </table:table-cell>
          <table:table-cell table:formula="of:=SUM([.F54:.G54])/2" office:value-type="float" office:value="1.463" calcext:value-type="float">
            <text:p>1.46</text:p>
          </table:table-cell>
          <table:table-cell/>
        </table:table-row>
        <table:table-row table:style-name="ro1">
          <table:table-cell table:number-columns-repeated="8"/>
          <table:table-cell table:formula="of:=AVERAGE([.I36:.I54])" office:value-type="float" office:value="1.39255263157895" calcext:value-type="float">
            <text:p>1.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S_700_0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1" calcext:value-type="float">
            <text:p>1.461</text:p>
          </table:table-cell>
          <table:table-cell office:value-type="float" office:value="116.753" calcext:value-type="float">
            <text:p>116.753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1.596" calcext:value-type="float">
            <text:p>1.596</text:p>
          </table:table-cell>
          <table:table-cell office:value-type="float" office:value="1.165" calcext:value-type="float">
            <text:p>1.165</text:p>
          </table:table-cell>
          <table:table-cell office:value-type="float" office:value="90" calcext:value-type="float">
            <text:p>90</text:p>
          </table:table-cell>
          <table:table-cell table:formula="of:=SUM([.F58:.G58])/2" office:value-type="float" office:value="1.3805" calcext:value-type="float">
            <text:p>1.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34" calcext:value-type="float">
            <text:p>2.034</text:p>
          </table:table-cell>
          <table:table-cell office:value-type="float" office:value="121.561" calcext:value-type="float">
            <text:p>121.561</text:p>
          </table:table-cell>
          <table:table-cell office:value-type="float" office:value="47" calcext:value-type="float">
            <text:p>47</text:p>
          </table:table-cell>
          <table:table-cell office:value-type="float" office:value="222" calcext:value-type="float">
            <text:p>222</text:p>
          </table:table-cell>
          <table:table-cell office:value-type="float" office:value="1.616" calcext:value-type="float">
            <text:p>1.616</text:p>
          </table:table-cell>
          <table:table-cell office:value-type="float" office:value="1.603" calcext:value-type="float">
            <text:p>1.603</text:p>
          </table:table-cell>
          <table:table-cell office:value-type="float" office:value="90" calcext:value-type="float">
            <text:p>90</text:p>
          </table:table-cell>
          <table:table-cell table:formula="of:=SUM([.F59:.G59])/2" office:value-type="float" office:value="1.6095" calcext:value-type="float">
            <text:p>1.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24" calcext:value-type="float">
            <text:p>1.624</text:p>
          </table:table-cell>
          <table:table-cell office:value-type="float" office:value="105.111" calcext:value-type="float">
            <text:p>105.111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  <table:table-cell office:value-type="float" office:value="1.445" calcext:value-type="float">
            <text:p>1.445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formula="of:=SUM([.F60:.G60])/2" office:value-type="float" office:value="1.4375" calcext:value-type="float">
            <text:p>1.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71" calcext:value-type="float">
            <text:p>1.671</text:p>
          </table:table-cell>
          <table:table-cell office:value-type="float" office:value="108.681" calcext:value-type="float">
            <text:p>108.681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1.472" calcext:value-type="float">
            <text:p>1.472</text:p>
          </table:table-cell>
          <table:table-cell office:value-type="float" office:value="1.446" calcext:value-type="float">
            <text:p>1.446</text:p>
          </table:table-cell>
          <table:table-cell office:value-type="float" office:value="90" calcext:value-type="float">
            <text:p>90</text:p>
          </table:table-cell>
          <table:table-cell table:formula="of:=SUM([.F61:.G61])/2" office:value-type="float" office:value="1.459" calcext:value-type="float">
            <text:p>1.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03" calcext:value-type="float">
            <text:p>1.903</text:p>
          </table:table-cell>
          <table:table-cell office:value-type="float" office:value="113.341" calcext:value-type="float">
            <text:p>113.341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1.577" calcext:value-type="float">
            <text:p>1.577</text:p>
          </table:table-cell>
          <table:table-cell office:value-type="float" office:value="1.536" calcext:value-type="float">
            <text:p>1.536</text:p>
          </table:table-cell>
          <table:table-cell office:value-type="float" office:value="90" calcext:value-type="float">
            <text:p>90</text:p>
          </table:table-cell>
          <table:table-cell table:formula="of:=SUM([.F62:.G62])/2" office:value-type="float" office:value="1.5565" calcext:value-type="float">
            <text:p>1.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06" calcext:value-type="float">
            <text:p>1.906</text:p>
          </table:table-cell>
          <table:table-cell office:value-type="float" office:value="107.867" calcext:value-type="float">
            <text:p>107.867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1.578" calcext:value-type="float">
            <text:p>1.578</text:p>
          </table:table-cell>
          <table:table-cell office:value-type="float" office:value="1.538" calcext:value-type="float">
            <text:p>1.538</text:p>
          </table:table-cell>
          <table:table-cell office:value-type="float" office:value="0" calcext:value-type="float">
            <text:p>0</text:p>
          </table:table-cell>
          <table:table-cell table:formula="of:=SUM([.F63:.G63])/2" office:value-type="float" office:value="1.558" calcext:value-type="float">
            <text:p>1.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2" calcext:value-type="float">
            <text:p>1.92</text:p>
          </table:table-cell>
          <table:table-cell office:value-type="float" office:value="109.984" calcext:value-type="float">
            <text:p>109.984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office:value-type="float" office:value="1.578" calcext:value-type="float">
            <text:p>1.578</text:p>
          </table:table-cell>
          <table:table-cell office:value-type="float" office:value="1.55" calcext:value-type="float">
            <text:p>1.55</text:p>
          </table:table-cell>
          <table:table-cell office:value-type="float" office:value="90" calcext:value-type="float">
            <text:p>90</text:p>
          </table:table-cell>
          <table:table-cell table:formula="of:=SUM([.F64:.G64])/2" office:value-type="float" office:value="1.564" calcext:value-type="float">
            <text:p>1.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56" calcext:value-type="float">
            <text:p>1.656</text:p>
          </table:table-cell>
          <table:table-cell office:value-type="float" office:value="110.524" calcext:value-type="float">
            <text:p>110.524</text:p>
          </table:table-cell>
          <table:table-cell office:value-type="float" office:value="47" calcext:value-type="float">
            <text:p>47</text:p>
          </table:table-cell>
          <table:table-cell office:value-type="float" office:value="205" calcext:value-type="float">
            <text:p>205</text:p>
          </table:table-cell>
          <table:table-cell office:value-type="float" office:value="1.459" calcext:value-type="float">
            <text:p>1.459</text:p>
          </table:table-cell>
          <table:table-cell office:value-type="float" office:value="1.445" calcext:value-type="float">
            <text:p>1.445</text:p>
          </table:table-cell>
          <table:table-cell office:value-type="float" office:value="0" calcext:value-type="float">
            <text:p>0</text:p>
          </table:table-cell>
          <table:table-cell table:formula="of:=SUM([.F65:.G65])/2" office:value-type="float" office:value="1.452" calcext:value-type="float">
            <text:p>1.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33" calcext:value-type="float">
            <text:p>1.933</text:p>
          </table:table-cell>
          <table:table-cell office:value-type="float" office:value="118.329" calcext:value-type="float">
            <text:p>118.329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1.576" calcext:value-type="float">
            <text:p>1.576</text:p>
          </table:table-cell>
          <table:table-cell office:value-type="float" office:value="1.562" calcext:value-type="float">
            <text:p>1.562</text:p>
          </table:table-cell>
          <table:table-cell office:value-type="float" office:value="0" calcext:value-type="float">
            <text:p>0</text:p>
          </table:table-cell>
          <table:table-cell table:formula="of:=SUM([.F66:.G66])/2" office:value-type="float" office:value="1.569" calcext:value-type="float">
            <text:p>1.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33" calcext:value-type="float">
            <text:p>1.933</text:p>
          </table:table-cell>
          <table:table-cell office:value-type="float" office:value="117.957" calcext:value-type="float">
            <text:p>117.957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1.576" calcext:value-type="float">
            <text:p>1.576</text:p>
          </table:table-cell>
          <table:table-cell office:value-type="float" office:value="1.562" calcext:value-type="float">
            <text:p>1.562</text:p>
          </table:table-cell>
          <table:table-cell office:value-type="float" office:value="0" calcext:value-type="float">
            <text:p>0</text:p>
          </table:table-cell>
          <table:table-cell table:formula="of:=SUM([.F67:.G67])/2" office:value-type="float" office:value="1.569" calcext:value-type="float">
            <text:p>1.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78" calcext:value-type="float">
            <text:p>1.778</text:p>
          </table:table-cell>
          <table:table-cell office:value-type="float" office:value="106.686" calcext:value-type="float">
            <text:p>106.686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1.512" calcext:value-type="float">
            <text:p>1.512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table:formula="of:=SUM([.F68:.G68])/2" office:value-type="float" office:value="1.5045" calcext:value-type="float">
            <text:p>1.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71" calcext:value-type="float">
            <text:p>1.671</text:p>
          </table:table-cell>
          <table:table-cell office:value-type="float" office:value="109.591" calcext:value-type="float">
            <text:p>109.591</text:p>
          </table:table-cell>
          <table:table-cell office:value-type="float" office:value="54" calcext:value-type="float">
            <text:p>54</text:p>
          </table:table-cell>
          <table:table-cell office:value-type="float" office:value="241" calcext:value-type="float">
            <text:p>241</text:p>
          </table:table-cell>
          <table:table-cell office:value-type="float" office:value="1.472" calcext:value-type="float">
            <text:p>1.472</text:p>
          </table:table-cell>
          <table:table-cell office:value-type="float" office:value="1.446" calcext:value-type="float">
            <text:p>1.446</text:p>
          </table:table-cell>
          <table:table-cell office:value-type="float" office:value="0" calcext:value-type="float">
            <text:p>0</text:p>
          </table:table-cell>
          <table:table-cell table:formula="of:=SUM([.F69:.G69])/2" office:value-type="float" office:value="1.459" calcext:value-type="float">
            <text:p>1.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63" calcext:value-type="float">
            <text:p>1.563</text:p>
          </table:table-cell>
          <table:table-cell office:value-type="float" office:value="107.887" calcext:value-type="float">
            <text:p>107.887</text:p>
          </table:table-cell>
          <table:table-cell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1.473" calcext:value-type="float">
            <text:p>1.473</text:p>
          </table:table-cell>
          <table:table-cell office:value-type="float" office:value="1.351" calcext:value-type="float">
            <text:p>1.351</text:p>
          </table:table-cell>
          <table:table-cell office:value-type="float" office:value="90" calcext:value-type="float">
            <text:p>90</text:p>
          </table:table-cell>
          <table:table-cell table:formula="of:=SUM([.F70:.G70])/2" office:value-type="float" office:value="1.412" calcext:value-type="float">
            <text:p>1.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3" calcext:value-type="float">
            <text:p>1.863</text:p>
          </table:table-cell>
          <table:table-cell office:value-type="float" office:value="116.257" calcext:value-type="float">
            <text:p>116.257</text:p>
          </table:table-cell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1.561" calcext:value-type="float">
            <text:p>1.561</text:p>
          </table:table-cell>
          <table:table-cell office:value-type="float" office:value="1.52" calcext:value-type="float">
            <text:p>1.52</text:p>
          </table:table-cell>
          <table:table-cell office:value-type="float" office:value="90" calcext:value-type="float">
            <text:p>90</text:p>
          </table:table-cell>
          <table:table-cell table:formula="of:=SUM([.F71:.G71])/2" office:value-type="float" office:value="1.5405" calcext:value-type="float">
            <text:p>1.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53" calcext:value-type="float">
            <text:p>1.953</text:p>
          </table:table-cell>
          <table:table-cell office:value-type="float" office:value="118.488" calcext:value-type="float">
            <text:p>118.488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1.603" calcext:value-type="float">
            <text:p>1.603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formula="of:=SUM([.F72:.G72])/2" office:value-type="float" office:value="1.577" calcext:value-type="float">
            <text:p>1.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06" calcext:value-type="float">
            <text:p>1.906</text:p>
          </table:table-cell>
          <table:table-cell office:value-type="float" office:value="116.983" calcext:value-type="float">
            <text:p>116.983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1.564" calcext:value-type="float">
            <text:p>1.564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formula="of:=SUM([.F73:.G73])/2" office:value-type="float" office:value="1.5575" calcext:value-type="float">
            <text:p>1.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87" calcext:value-type="float">
            <text:p>1.987</text:p>
          </table:table-cell>
          <table:table-cell office:value-type="float" office:value="117.855" calcext:value-type="float">
            <text:p>117.855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1.604" calcext:value-type="float">
            <text:p>1.604</text:p>
          </table:table-cell>
          <table:table-cell office:value-type="float" office:value="1.578" calcext:value-type="float">
            <text:p>1.578</text:p>
          </table:table-cell>
          <table:table-cell office:value-type="float" office:value="0" calcext:value-type="float">
            <text:p>0</text:p>
          </table:table-cell>
          <table:table-cell table:formula="of:=SUM([.F74:.G74])/2" office:value-type="float" office:value="1.591" calcext:value-type="float">
            <text:p>1.5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117.142" calcext:value-type="float">
            <text:p>117.142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.564" calcext:value-type="float">
            <text:p>1.564</text:p>
          </table:table-cell>
          <table:table-cell office:value-type="float" office:value="1.538" calcext:value-type="float">
            <text:p>1.538</text:p>
          </table:table-cell>
          <table:table-cell office:value-type="float" office:value="0" calcext:value-type="float">
            <text:p>0</text:p>
          </table:table-cell>
          <table:table-cell table:formula="of:=SUM([.F75:.G75])/2" office:value-type="float" office:value="1.551" calcext:value-type="float">
            <text:p>1.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85" calcext:value-type="float">
            <text:p>2.085</text:p>
          </table:table-cell>
          <table:table-cell office:value-type="float" office:value="124.73" calcext:value-type="float">
            <text:p>124.73</text:p>
          </table:table-cell>
          <table:table-cell office:value-type="float" office:value="47" calcext:value-type="float">
            <text:p>47</text:p>
          </table:table-cell>
          <table:table-cell office:value-type="float" office:value="225" calcext:value-type="float">
            <text:p>225</text:p>
          </table:table-cell>
          <table:table-cell office:value-type="float" office:value="1.656" calcext:value-type="float">
            <text:p>1.656</text:p>
          </table:table-cell>
          <table:table-cell office:value-type="float" office:value="1.603" calcext:value-type="float">
            <text:p>1.603</text:p>
          </table:table-cell>
          <table:table-cell office:value-type="float" office:value="90" calcext:value-type="float">
            <text:p>90</text:p>
          </table:table-cell>
          <table:table-cell table:formula="of:=SUM([.F76:.G76])/2" office:value-type="float" office:value="1.6295" calcext:value-type="float">
            <text:p>1.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33" calcext:value-type="float">
            <text:p>1.933</text:p>
          </table:table-cell>
          <table:table-cell office:value-type="float" office:value="114.597" calcext:value-type="float">
            <text:p>114.597</text:p>
          </table:table-cell>
          <table:table-cell office:value-type="float" office:value="47" calcext:value-type="float">
            <text:p>47</text:p>
          </table:table-cell>
          <table:table-cell office:value-type="float" office:value="192" calcext:value-type="float">
            <text:p>192</text:p>
          </table:table-cell>
          <table:table-cell office:value-type="float" office:value="1.576" calcext:value-type="float">
            <text:p>1.576</text:p>
          </table:table-cell>
          <table:table-cell office:value-type="float" office:value="1.562" calcext:value-type="float">
            <text:p>1.562</text:p>
          </table:table-cell>
          <table:table-cell office:value-type="float" office:value="90" calcext:value-type="float">
            <text:p>90</text:p>
          </table:table-cell>
          <table:table-cell table:formula="of:=SUM([.F77:.G77])/2" office:value-type="float" office:value="1.569" calcext:value-type="float">
            <text:p>1.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95" calcext:value-type="float">
            <text:p>1.795</text:p>
          </table:table-cell>
          <table:table-cell office:value-type="float" office:value="115.197" calcext:value-type="float">
            <text:p>115.197</text:p>
          </table:table-cell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office:value-type="float" office:value="1.525" calcext:value-type="float">
            <text:p>1.525</text:p>
          </table:table-cell>
          <table:table-cell office:value-type="float" office:value="1.499" calcext:value-type="float">
            <text:p>1.499</text:p>
          </table:table-cell>
          <table:table-cell office:value-type="float" office:value="90" calcext:value-type="float">
            <text:p>90</text:p>
          </table:table-cell>
          <table:table-cell table:formula="of:=SUM([.F78:.G78])/2" office:value-type="float" office:value="1.512" calcext:value-type="float">
            <text:p>1.5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16" calcext:value-type="float">
            <text:p>2.016</text:p>
          </table:table-cell>
          <table:table-cell office:value-type="float" office:value="123.911" calcext:value-type="float">
            <text:p>123.911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.602" calcext:value-type="float">
            <text:p>1.602</text:p>
          </table:table-cell>
          <table:table-cell office:value-type="float" office:value="0" calcext:value-type="float">
            <text:p>0</text:p>
          </table:table-cell>
          <table:table-cell table:formula="of:=SUM([.F79:.G79])/2" office:value-type="float" office:value="1.602" calcext:value-type="float">
            <text:p>1.6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06" calcext:value-type="float">
            <text:p>1.906</text:p>
          </table:table-cell>
          <table:table-cell office:value-type="float" office:value="110.46" calcext:value-type="float">
            <text:p>110.46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1.564" calcext:value-type="float">
            <text:p>1.564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formula="of:=SUM([.F80:.G80])/2" office:value-type="float" office:value="1.5575" calcext:value-type="float">
            <text:p>1.5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06" calcext:value-type="float">
            <text:p>1.906</text:p>
          </table:table-cell>
          <table:table-cell office:value-type="float" office:value="117.705" calcext:value-type="float">
            <text:p>117.705</text:p>
          </table:table-cell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office:value-type="float" office:value="1.564" calcext:value-type="float">
            <text:p>1.564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formula="of:=SUM([.F81:.G81])/2" office:value-type="float" office:value="1.5575" calcext:value-type="float">
            <text:p>1.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17.338" calcext:value-type="float">
            <text:p>117.338</text:p>
          </table:table-cell>
          <table:table-cell office:value-type="float" office:value="44" calcext:value-type="float">
            <text:p>44</text:p>
          </table:table-cell>
          <table:table-cell office:value-type="float" office:value="222" calcext:value-type="float">
            <text:p>222</text:p>
          </table:table-cell>
          <table:table-cell office:value-type="float" office:value="1.642" calcext:value-type="float">
            <text:p>1.642</text:p>
          </table:table-cell>
          <table:table-cell office:value-type="float" office:value="1.628" calcext:value-type="float">
            <text:p>1.628</text:p>
          </table:table-cell>
          <table:table-cell office:value-type="float" office:value="90" calcext:value-type="float">
            <text:p>90</text:p>
          </table:table-cell>
          <table:table-cell table:formula="of:=SUM([.F82:.G82])/2" office:value-type="float" office:value="1.635" calcext:value-type="float">
            <text:p>1.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118.357" calcext:value-type="float">
            <text:p>118.357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.642" calcext:value-type="float">
            <text:p>1.642</text:p>
          </table:table-cell>
          <table:table-cell office:value-type="float" office:value="1.628" calcext:value-type="float">
            <text:p>1.628</text:p>
          </table:table-cell>
          <table:table-cell office:value-type="float" office:value="90" calcext:value-type="float">
            <text:p>90</text:p>
          </table:table-cell>
          <table:table-cell table:formula="of:=SUM([.F83:.G83])/2" office:value-type="float" office:value="1.635" calcext:value-type="float">
            <text:p>1.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93" calcext:value-type="float">
            <text:p>1.793</text:p>
          </table:table-cell>
          <table:table-cell office:value-type="float" office:value="108.875" calcext:value-type="float">
            <text:p>108.875</text:p>
          </table:table-cell>
          <table:table-cell office:value-type="float" office:value="51" calcext:value-type="float">
            <text:p>51</text:p>
          </table:table-cell>
          <table:table-cell office:value-type="float" office:value="228" calcext:value-type="float">
            <text:p>228</text:p>
          </table:table-cell>
          <table:table-cell office:value-type="float" office:value="1.537" calcext:value-type="float">
            <text:p>1.537</text:p>
          </table:table-cell>
          <table:table-cell office:value-type="float" office:value="1.485" calcext:value-type="float">
            <text:p>1.485</text:p>
          </table:table-cell>
          <table:table-cell office:value-type="float" office:value="0" calcext:value-type="float">
            <text:p>0</text:p>
          </table:table-cell>
          <table:table-cell table:formula="of:=SUM([.F84:.G84])/2" office:value-type="float" office:value="1.511" calcext:value-type="float">
            <text:p>1.5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02" calcext:value-type="float">
            <text:p>1.702</text:p>
          </table:table-cell>
          <table:table-cell office:value-type="float" office:value="111.918" calcext:value-type="float">
            <text:p>111.918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1.485" calcext:value-type="float">
            <text:p>1.485</text:p>
          </table:table-cell>
          <table:table-cell office:value-type="float" office:value="1.459" calcext:value-type="float">
            <text:p>1.459</text:p>
          </table:table-cell>
          <table:table-cell office:value-type="float" office:value="90" calcext:value-type="float">
            <text:p>90</text:p>
          </table:table-cell>
          <table:table-cell table:formula="of:=SUM([.F85:.G85])/2" office:value-type="float" office:value="1.472" calcext:value-type="float">
            <text:p>1.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87" calcext:value-type="float">
            <text:p>2.087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51" calcext:value-type="float">
            <text:p>5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table:formula="of:=SUM([.F86:.G86])/2"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78" calcext:value-type="float">
            <text:p>1.778</text:p>
          </table:table-cell>
          <table:table-cell office:value-type="float" office:value="103.748" calcext:value-type="float">
            <text:p>103.748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office:value-type="float" office:value="1.512" calcext:value-type="float">
            <text:p>1.512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table:formula="of:=SUM([.F87:.G87])/2" office:value-type="float" office:value="1.5045" calcext:value-type="float">
            <text:p>1.5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987" calcext:value-type="float">
            <text:p>1.987</text:p>
          </table:table-cell>
          <table:table-cell office:value-type="float" office:value="119.425" calcext:value-type="float">
            <text:p>119.425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float" office:value="1.604" calcext:value-type="float">
            <text:p>1.604</text:p>
          </table:table-cell>
          <table:table-cell office:value-type="float" office:value="1.578" calcext:value-type="float">
            <text:p>1.578</text:p>
          </table:table-cell>
          <table:table-cell office:value-type="float" office:value="0" calcext:value-type="float">
            <text:p>0</text:p>
          </table:table-cell>
          <table:table-cell table:formula="of:=SUM([.F88:.G88])/2" office:value-type="float" office:value="1.591" calcext:value-type="float">
            <text:p>1.5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101.598" calcext:value-type="float">
            <text:p>101.598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office:value-type="float" office:value="1.437" calcext:value-type="float">
            <text:p>1.437</text:p>
          </table:table-cell>
          <table:table-cell office:value-type="float" office:value="1.356" calcext:value-type="float">
            <text:p>1.356</text:p>
          </table:table-cell>
          <table:table-cell office:value-type="float" office:value="90" calcext:value-type="float">
            <text:p>90</text:p>
          </table:table-cell>
          <table:table-cell table:formula="of:=SUM([.F89:.G89])/2" office:value-type="float" office:value="1.3965" calcext:value-type="float">
            <text:p>1.40</text:p>
          </table:table-cell>
          <table:table-cell/>
        </table:table-row>
        <table:table-row table:style-name="ro1">
          <table:table-cell table:number-columns-repeated="8"/>
          <table:table-cell table:formula="of:=AVERAGE([.I58:.I89])" office:value-type="float" office:value="1.5359375" calcext:value-type="float">
            <text:p>1.5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S_700_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6" calcext:value-type="float">
            <text:p>0.416</text:p>
          </table:table-cell>
          <table:table-cell office:value-type="float" office:value="111.971" calcext:value-type="float">
            <text:p>111.971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0.776" calcext:value-type="float">
            <text:p>0.776</text:p>
          </table:table-cell>
          <table:table-cell office:value-type="float" office:value="0.682" calcext:value-type="float">
            <text:p>0.682</text:p>
          </table:table-cell>
          <table:table-cell office:value-type="float" office:value="90" calcext:value-type="float">
            <text:p>90</text:p>
          </table:table-cell>
          <table:table-cell table:formula="of:=SUM([.F93:.G93])" office:value-type="float" office:value="1.458" calcext:value-type="float">
            <text:p>1.46</text:p>
          </table:table-cell>
          <table:table-cell office:value-type="string" calcext:value-type="string">
            <text:p>Forgot scaling was 2 u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2" calcext:value-type="float">
            <text:p>0.382</text:p>
          </table:table-cell>
          <table:table-cell office:value-type="float" office:value="126.364" calcext:value-type="float">
            <text:p>126.364</text:p>
          </table:table-cell>
          <table:table-cell office:value-type="float" office:value="68" calcext:value-type="float">
            <text:p>68</text:p>
          </table:table-cell>
          <table:table-cell office:value-type="float" office:value="222" calcext:value-type="float">
            <text:p>222</text:p>
          </table:table-cell>
          <table:table-cell office:value-type="float" office:value="0.823" calcext:value-type="float">
            <text:p>0.823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table:formula="of:=SUM([.F94:.G94])" office:value-type="float" office:value="1.414" calcext:value-type="float">
            <text:p>1.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float" office:value="88.25" calcext:value-type="float">
            <text:p>88.25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float" office:value="0.8" calcext:value-type="float">
            <text:p>0.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table:formula="of:=SUM([.F95:.G95])" office:value-type="float" office:value="1.567" calcext:value-type="float">
            <text:p>1.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3" calcext:value-type="float">
            <text:p>0.363</text:p>
          </table:table-cell>
          <table:table-cell office:value-type="float" office:value="130.919" calcext:value-type="float">
            <text:p>130.919</text:p>
          </table:table-cell>
          <table:table-cell office:value-type="float" office:value="47" calcext:value-type="float">
            <text:p>4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table:formula="of:=SUM([.F96:.G96])" office:value-type="float" office:value="1.358" calcext:value-type="float">
            <text:p>1.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9" calcext:value-type="float">
            <text:p>0.449</text:p>
          </table:table-cell>
          <table:table-cell office:value-type="float" office:value="120.941" calcext:value-type="float">
            <text:p>120.941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0.81" calcext:value-type="float">
            <text:p>0.81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</text:p>
          </table:table-cell>
          <table:table-cell table:formula="of:=SUM([.F97:.G97])" office:value-type="float" office:value="1.517" calcext:value-type="float">
            <text:p>1.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82" calcext:value-type="float">
            <text:p>0.482</text:p>
          </table:table-cell>
          <table:table-cell office:value-type="float" office:value="103.927" calcext:value-type="float">
            <text:p>103.927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formula="of:=SUM([.F98:.G98])" office:value-type="float" office:value="1.568" calcext:value-type="float">
            <text:p>1.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1" calcext:value-type="float">
            <text:p>0.441</text:p>
          </table:table-cell>
          <table:table-cell office:value-type="float" office:value="111.771" calcext:value-type="float">
            <text:p>111.771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28" calcext:value-type="float">
            <text:p>0.728</text:p>
          </table:table-cell>
          <table:table-cell table:style-name="ce3" office:value-type="float" office:value="0.0000000000002024" calcext:value-type="float">
            <text:p>2.02E-13</text:p>
          </table:table-cell>
          <table:table-cell table:formula="of:=SUM([.F99:.G99])" office:value-type="float" office:value="1.5" calcext:value-type="float">
            <text:p>1.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1" calcext:value-type="float">
            <text:p>0.091</text:p>
          </table:table-cell>
          <table:table-cell office:value-type="float" office:value="133.74" calcext:value-type="float">
            <text:p>133.74</text:p>
          </table:table-cell>
          <table:table-cell office:value-type="float" office:value="66" calcext:value-type="float">
            <text:p>66</text:p>
          </table:table-cell>
          <table:table-cell office:value-type="float" office:value="232" calcext:value-type="float">
            <text:p>23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SUM([.F100:.G100])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3" calcext:value-type="float">
            <text:p>0.443</text:p>
          </table:table-cell>
          <table:table-cell office:value-type="float" office:value="128.754" calcext:value-type="float">
            <text:p>128.754</text:p>
          </table:table-cell>
          <table:table-cell office:value-type="float" office:value="46" calcext:value-type="float">
            <text:p>46</text:p>
          </table:table-cell>
          <table:table-cell office:value-type="float" office:value="242" calcext:value-type="float">
            <text:p>24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3" calcext:value-type="float">
            <text:p>0.743</text:p>
          </table:table-cell>
          <table:table-cell office:value-type="float" office:value="0" calcext:value-type="float">
            <text:p>0</text:p>
          </table:table-cell>
          <table:table-cell table:formula="of:=SUM([.F101:.G101])" office:value-type="float" office:value="1.502" calcext:value-type="float">
            <text:p>1.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1" calcext:value-type="float">
            <text:p>0.501</text:p>
          </table:table-cell>
          <table:table-cell office:value-type="float" office:value="97.914" calcext:value-type="float">
            <text:p>97.914</text:p>
          </table:table-cell>
          <table:table-cell office:value-type="float" office:value="46" calcext:value-type="float">
            <text:p>46</text:p>
          </table:table-cell>
          <table:table-cell office:value-type="float" office:value="193" calcext:value-type="float">
            <text:p>193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formula="of:=SUM([.F102:.G102])" office:value-type="float" office:value="1.598" calcext:value-type="float">
            <text:p>1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6" calcext:value-type="float">
            <text:p>0.426</text:p>
          </table:table-cell>
          <table:table-cell office:value-type="float" office:value="119.85" calcext:value-type="float">
            <text:p>119.85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table:formula="of:=SUM([.F103:.G103])" office:value-type="float" office:value="1.472" calcext:value-type="float">
            <text:p>1.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1" calcext:value-type="float">
            <text:p>0.491</text:p>
          </table:table-cell>
          <table:table-cell office:value-type="float" office:value="126.5" calcext:value-type="float">
            <text:p>126.5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formula="of:=SUM([.F104:.G104])" office:value-type="float" office:value="1.581" calcext:value-type="float">
            <text:p>1.5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1" calcext:value-type="float">
            <text:p>0.491</text:p>
          </table:table-cell>
          <table:table-cell office:value-type="float" office:value="117.604" calcext:value-type="float">
            <text:p>117.604</text:p>
          </table:table-cell>
          <table:table-cell office:value-type="float" office:value="48" calcext:value-type="float">
            <text:p>48</text:p>
          </table:table-cell>
          <table:table-cell office:value-type="float" office:value="230" calcext:value-type="float">
            <text:p>230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formula="of:=SUM([.F105:.G105])" office:value-type="float" office:value="1.581" calcext:value-type="float">
            <text:p>1.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38" calcext:value-type="float">
            <text:p>0.438</text:p>
          </table:table-cell>
          <table:table-cell office:value-type="float" office:value="126.034" calcext:value-type="float">
            <text:p>126.034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table:formula="of:=SUM([.F106:.G106])" office:value-type="float" office:value="1.494" calcext:value-type="float">
            <text:p>1.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82" calcext:value-type="float">
            <text:p>0.482</text:p>
          </table:table-cell>
          <table:table-cell office:value-type="float" office:value="105.772" calcext:value-type="float">
            <text:p>105.772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SUM([.F107:.G107])" office:value-type="float" office:value="1.566" calcext:value-type="float">
            <text:p>1.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8" calcext:value-type="float">
            <text:p>0.438</text:p>
          </table:table-cell>
          <table:table-cell office:value-type="float" office:value="142.182" calcext:value-type="float">
            <text:p>142.182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3" calcext:value-type="float">
            <text:p>0.743</text:p>
          </table:table-cell>
          <table:table-cell office:value-type="float" office:value="0" calcext:value-type="float">
            <text:p>0</text:p>
          </table:table-cell>
          <table:table-cell table:formula="of:=SUM([.F108:.G108])" office:value-type="float" office:value="1.494" calcext:value-type="float">
            <text:p>1.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1" calcext:value-type="float">
            <text:p>0.371</text:p>
          </table:table-cell>
          <table:table-cell office:value-type="float" office:value="127.037" calcext:value-type="float">
            <text:p>127.037</text:p>
          </table:table-cell>
          <table:table-cell office:value-type="float" office:value="56" calcext:value-type="float">
            <text:p>56</text:p>
          </table:table-cell>
          <table:table-cell office:value-type="float" office:value="234" calcext:value-type="float">
            <text:p>234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9" calcext:value-type="float">
            <text:p>0.679</text:p>
          </table:table-cell>
          <table:table-cell office:value-type="float" office:value="90" calcext:value-type="float">
            <text:p>90</text:p>
          </table:table-cell>
          <table:table-cell table:formula="of:=SUM([.F109:.G109])" office:value-type="float" office:value="1.374" calcext:value-type="float">
            <text:p>1.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8" calcext:value-type="float">
            <text:p>0.478</text:p>
          </table:table-cell>
          <table:table-cell office:value-type="float" office:value="144.974" calcext:value-type="float">
            <text:p>144.974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table:formula="of:=SUM([.F110:.G110])"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97" calcext:value-type="float">
            <text:p>0.297</text:p>
          </table:table-cell>
          <table:table-cell office:value-type="float" office:value="125.89" calcext:value-type="float">
            <text:p>125.89</text:p>
          </table:table-cell>
          <table:table-cell office:value-type="float" office:value="61" calcext:value-type="float">
            <text:p>61</text:p>
          </table:table-cell>
          <table:table-cell office:value-type="float" office:value="222" calcext:value-type="float">
            <text:p>222</text:p>
          </table:table-cell>
          <table:table-cell office:value-type="float" office:value="0.623" calcext:value-type="float">
            <text:p>0.623</text:p>
          </table:table-cell>
          <table:table-cell office:value-type="float" office:value="0.607" calcext:value-type="float">
            <text:p>0.607</text:p>
          </table:table-cell>
          <table:table-cell office:value-type="float" office:value="90" calcext:value-type="float">
            <text:p>90</text:p>
          </table:table-cell>
          <table:table-cell table:formula="of:=SUM([.F111:.G111])"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1" calcext:value-type="float">
            <text:p>0.501</text:p>
          </table:table-cell>
          <table:table-cell office:value-type="float" office:value="122.32" calcext:value-type="float">
            <text:p>122.32</text:p>
          </table:table-cell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SUM([.F112:.G112])" office:value-type="float" office:value="1.597" calcext:value-type="float">
            <text:p>1.6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2" calcext:value-type="float">
            <text:p>0.502</text:p>
          </table:table-cell>
          <table:table-cell office:value-type="float" office:value="131.586" calcext:value-type="float">
            <text:p>131.586</text:p>
          </table:table-cell>
          <table:table-cell office:value-type="float" office:value="51" calcext:value-type="float">
            <text:p>51</text:p>
          </table:table-cell>
          <table:table-cell office:value-type="float" office:value="244" calcext:value-type="float">
            <text:p>244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2" calcext:value-type="float">
            <text:p>0.792</text:p>
          </table:table-cell>
          <table:table-cell office:value-type="float" office:value="90" calcext:value-type="float">
            <text:p>90</text:p>
          </table:table-cell>
          <table:table-cell table:formula="of:=SUM([.F113:.G113])" office:value-type="float" office:value="1.599" calcext:value-type="float">
            <text:p>1.6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2" calcext:value-type="float">
            <text:p>0.502</text:p>
          </table:table-cell>
          <table:table-cell office:value-type="float" office:value="147.054" calcext:value-type="float">
            <text:p>147.054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2" calcext:value-type="float">
            <text:p>0.792</text:p>
          </table:table-cell>
          <table:table-cell office:value-type="float" office:value="90" calcext:value-type="float">
            <text:p>90</text:p>
          </table:table-cell>
          <table:table-cell table:formula="of:=SUM([.F114:.G114])" office:value-type="float" office:value="1.599" calcext:value-type="float">
            <text:p>1.6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38" calcext:value-type="float">
            <text:p>0.538</text:p>
          </table:table-cell>
          <table:table-cell office:value-type="float" office:value="125.545" calcext:value-type="float">
            <text:p>125.545</text:p>
          </table:table-cell>
          <table:table-cell office:value-type="float" office:value="48" calcext:value-type="float">
            <text:p>48</text:p>
          </table:table-cell>
          <table:table-cell office:value-type="float" office:value="221" calcext:value-type="float">
            <text:p>221</text:p>
          </table:table-cell>
          <table:table-cell office:value-type="float" office:value="0.839" calcext:value-type="float">
            <text:p>0.839</text:p>
          </table:table-cell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table:formula="of:=SUM([.F115:.G115])" office:value-type="float" office:value="1.654" calcext:value-type="float">
            <text:p>1.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6" calcext:value-type="float">
            <text:p>0.496</text:p>
          </table:table-cell>
          <table:table-cell office:value-type="float" office:value="134.466" calcext:value-type="float">
            <text:p>134.466</text:p>
          </table:table-cell>
          <table:table-cell office:value-type="float" office:value="51" calcext:value-type="float">
            <text:p>51</text:p>
          </table:table-cell>
          <table:table-cell office:value-type="float" office:value="229" calcext:value-type="float">
            <text:p>229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formula="of:=SUM([.F116:.G116])"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7" calcext:value-type="float">
            <text:p>0.487</text:p>
          </table:table-cell>
          <table:table-cell office:value-type="float" office:value="126.785" calcext:value-type="float">
            <text:p>126.785</text:p>
          </table:table-cell>
          <table:table-cell office:value-type="float" office:value="60" calcext:value-type="float">
            <text:p>60</text:p>
          </table:table-cell>
          <table:table-cell office:value-type="float" office:value="218" calcext:value-type="float">
            <text:p>218</text:p>
          </table:table-cell>
          <table:table-cell office:value-type="float" office:value="0.79" calcext:value-type="float">
            <text:p>0.79</text:p>
          </table:table-cell>
          <table:table-cell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formula="of:=SUM([.F117:.G117])" office:value-type="float" office:value="1.574" calcext:value-type="float">
            <text:p>1.5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73" calcext:value-type="float">
            <text:p>0.473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44" calcext:value-type="float">
            <text:p>44</text:p>
          </table:table-cell>
          <table:table-cell office:value-type="float" office:value="206" calcext:value-type="float">
            <text:p>2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67" calcext:value-type="float">
            <text:p>0.767</text:p>
          </table:table-cell>
          <table:table-cell office:value-type="float" office:value="90" calcext:value-type="float">
            <text:p>90</text:p>
          </table:table-cell>
          <table:table-cell table:formula="of:=SUM([.F118:.G118])" office:value-type="float" office:value="1.553" calcext:value-type="float">
            <text:p>1.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2" calcext:value-type="float">
            <text:p>0.492</text:p>
          </table:table-cell>
          <table:table-cell office:value-type="float" office:value="124.94" calcext:value-type="float">
            <text:p>124.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807" calcext:value-type="float">
            <text:p>0.807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table:formula="of:=SUM([.F119:.G119])" office:value-type="float" office:value="1.583" calcext:value-type="float">
            <text:p>1.5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6" calcext:value-type="float">
            <text:p>0.496</text:p>
          </table:table-cell>
          <table:table-cell office:value-type="float" office:value="123.593" calcext:value-type="float">
            <text:p>123.593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1" calcext:value-type="float">
            <text:p>0.791</text:p>
          </table:table-cell>
          <table:table-cell office:value-type="float" office:value="90" calcext:value-type="float">
            <text:p>90</text:p>
          </table:table-cell>
          <table:table-cell table:formula="of:=SUM([.F120:.G120])"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6" calcext:value-type="float">
            <text:p>0.496</text:p>
          </table:table-cell>
          <table:table-cell office:value-type="float" office:value="124.346" calcext:value-type="float">
            <text:p>124.346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1" calcext:value-type="float">
            <text:p>0.791</text:p>
          </table:table-cell>
          <table:table-cell office:value-type="float" office:value="90" calcext:value-type="float">
            <text:p>90</text:p>
          </table:table-cell>
          <table:table-cell table:formula="of:=SUM([.F121:.G121])"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4" calcext:value-type="float">
            <text:p>0.434</text:p>
          </table:table-cell>
          <table:table-cell office:value-type="float" office:value="100.019" calcext:value-type="float">
            <text:p>100.019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0.752" calcext:value-type="float">
            <text:p>0.752</text:p>
          </table:table-cell>
          <table:table-cell office:value-type="float" office:value="0.735" calcext:value-type="float">
            <text:p>0.735</text:p>
          </table:table-cell>
          <table:table-cell office:value-type="float" office:value="90" calcext:value-type="float">
            <text:p>90</text:p>
          </table:table-cell>
          <table:table-cell table:formula="of:=SUM([.F122:.G122])" office:value-type="float" office:value="1.487" calcext:value-type="float">
            <text:p>1.4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93" calcext:value-type="float">
            <text:p>0.393</text:p>
          </table:table-cell>
          <table:table-cell office:value-type="float" office:value="118.105" calcext:value-type="float">
            <text:p>118.1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3" calcext:value-type="float">
            <text:p>0.703</text:p>
          </table:table-cell>
          <table:table-cell office:value-type="float" office:value="0" calcext:value-type="float">
            <text:p>0</text:p>
          </table:table-cell>
          <table:table-cell table:formula="of:=SUM([.F123:.G123])" office:value-type="float" office:value="1.414" calcext:value-type="float">
            <text:p>1.4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6" calcext:value-type="float">
            <text:p>0.426</text:p>
          </table:table-cell>
          <table:table-cell office:value-type="float" office:value="117.88" calcext:value-type="float">
            <text:p>117.88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table:formula="of:=SUM([.F124:.G124])" office:value-type="float" office:value="1.472" calcext:value-type="float">
            <text:p>1.4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42" calcext:value-type="float">
            <text:p>0.542</text:p>
          </table:table-cell>
          <table:table-cell office:value-type="float" office:value="136.882" calcext:value-type="float">
            <text:p>136.882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table:formula="of:=SUM([.F125:.G125])" office:value-type="float" office:value="1.662" calcext:value-type="float">
            <text:p>1.66</text:p>
          </table:table-cell>
          <table:table-cell/>
        </table:table-row>
        <table:table-row table:style-name="ro1">
          <table:table-cell table:number-columns-repeated="8"/>
          <table:table-cell table:formula="of:=AVERAGE([.I93:.I125])" office:value-type="float" office:value="1.49933333333333" calcext:value-type="float">
            <text:p>1.5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S_900_01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24" calcext:value-type="float">
            <text:p>3.224</text:p>
          </table:table-cell>
          <table:table-cell office:value-type="float" office:value="121.342" calcext:value-type="float">
            <text:p>121.342</text:p>
          </table:table-cell>
          <table:table-cell office:value-type="float" office:value="55" calcext:value-type="float">
            <text:p>55</text:p>
          </table:table-cell>
          <table:table-cell office:value-type="float" office:value="242" calcext:value-type="float">
            <text:p>242</text:p>
          </table:table-cell>
          <table:table-cell office:value-type="float" office:value="2.067" calcext:value-type="float">
            <text:p>2.067</text:p>
          </table:table-cell>
          <table:table-cell office:value-type="float" office:value="1.986" calcext:value-type="float">
            <text:p>1.986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29:.G129])/2" office:value-type="float" office:value="2.0265" calcext:value-type="float">
            <text:p>2.02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18" calcext:value-type="float">
            <text:p>3.018</text:p>
          </table:table-cell>
          <table:table-cell office:value-type="float" office:value="132.26" calcext:value-type="float">
            <text:p>132.26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1.973" calcext:value-type="float">
            <text:p>1.97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30:.G130])/2" office:value-type="float" office:value="1.9605" calcext:value-type="float">
            <text:p>1.96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76" calcext:value-type="float">
            <text:p>2.276</text:p>
          </table:table-cell>
          <table:table-cell office:value-type="float" office:value="131.343" calcext:value-type="float">
            <text:p>131.343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.027" calcext:value-type="float">
            <text:p>2.027</text:p>
          </table:table-cell>
          <table:table-cell office:value-type="float" office:value="1.429" calcext:value-type="float">
            <text:p>1.429</text:p>
          </table:table-cell>
          <table:table-cell table:style-name="ce3" office:value-type="float" office:value="0.0000000000000348" calcext:value-type="float">
            <text:p>3.48E-14</text:p>
          </table:table-cell>
          <table:table-cell table:style-name="Default" table:formula="of:=SUM([.F131:.G131])/2" office:value-type="float" office:value="1.728" calcext:value-type="float">
            <text:p>1.7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99" calcext:value-type="float">
            <text:p>2.699</text:p>
          </table:table-cell>
          <table:table-cell office:value-type="float" office:value="143.921" calcext:value-type="float">
            <text:p>143.921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1.867" calcext:value-type="float">
            <text:p>1.867</text:p>
          </table:table-cell>
          <table:table-cell office:value-type="float" office:value="1.841" calcext:value-type="float">
            <text:p>1.84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32:.G132])/2" office:value-type="float" office:value="1.854" calcext:value-type="float">
            <text:p>1.8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76" calcext:value-type="float">
            <text:p>2.976</text:p>
          </table:table-cell>
          <table:table-cell office:value-type="float" office:value="153.681" calcext:value-type="float">
            <text:p>153.681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2.004" calcext:value-type="float">
            <text:p>2.004</text:p>
          </table:table-cell>
          <table:table-cell office:value-type="float" office:value="1.891" calcext:value-type="float">
            <text:p>1.891</text:p>
          </table:table-cell>
          <table:table-cell office:value-type="float" office:value="180" calcext:value-type="float">
            <text:p>180</text:p>
          </table:table-cell>
          <table:table-cell table:style-name="Default" table:formula="of:=SUM([.F133:.G133])/2" office:value-type="float" office:value="1.9475" calcext:value-type="float">
            <text:p>1.94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57" calcext:value-type="float">
            <text:p>2.457</text:p>
          </table:table-cell>
          <table:table-cell office:value-type="float" office:value="126.162" calcext:value-type="float">
            <text:p>126.162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.086" calcext:value-type="float">
            <text:p>2.086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34:.G134])/2" office:value-type="float" office:value="1.793" calcext:value-type="float">
            <text:p>1.7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39" calcext:value-type="float">
            <text:p>2.939</text:p>
          </table:table-cell>
          <table:table-cell office:value-type="float" office:value="137.856" calcext:value-type="float">
            <text:p>137.856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934" calcext:value-type="float">
            <text:p>1.93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35:.G135])/2" office:value-type="float" office:value="1.934" calcext:value-type="float">
            <text:p>1.9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8" calcext:value-type="float">
            <text:p>3.398</text:p>
          </table:table-cell>
          <table:table-cell office:value-type="float" office:value="114.055" calcext:value-type="float">
            <text:p>114.055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36:.G136])/2"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47" calcext:value-type="float">
            <text:p>2.047</text:p>
          </table:table-cell>
          <table:table-cell office:value-type="float" office:value="125.165" calcext:value-type="float">
            <text:p>125.165</text:p>
          </table:table-cell>
          <table:table-cell office:value-type="float" office:value="57" calcext:value-type="float">
            <text:p>57</text:p>
          </table:table-cell>
          <table:table-cell office:value-type="float" office:value="235" calcext:value-type="float">
            <text:p>235</text:p>
          </table:table-cell>
          <table:table-cell office:value-type="float" office:value="1.628" calcext:value-type="float">
            <text:p>1.628</text:p>
          </table:table-cell>
          <table:table-cell office:value-type="float" office:value="1.601" calcext:value-type="float">
            <text:p>1.601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37:.G137])/2" office:value-type="float" office:value="1.6145" calcext:value-type="float">
            <text:p>1.61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02" calcext:value-type="float">
            <text:p>3.102</text:p>
          </table:table-cell>
          <table:table-cell office:value-type="float" office:value="141.925" calcext:value-type="float">
            <text:p>141.925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38:.G138])/2" office:value-type="float" office:value="1.987" calcext:value-type="float">
            <text:p>1.9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 office:value-type="float" office:value="137.928" calcext:value-type="float">
            <text:p>137.928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39:.G139])/2"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6" calcext:value-type="float">
            <text:p>2.776</text:p>
          </table:table-cell>
          <table:table-cell office:value-type="float" office:value="140.062" calcext:value-type="float">
            <text:p>140.062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1.92" calcext:value-type="float">
            <text:p>1.92</text:p>
          </table:table-cell>
          <table:table-cell office:value-type="float" office:value="1.841" calcext:value-type="float">
            <text:p>1.841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40:.G140])/2" office:value-type="float" office:value="1.8805" calcext:value-type="float">
            <text:p>1.88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32" calcext:value-type="float">
            <text:p>1.632</text:p>
          </table:table-cell>
          <table:table-cell office:value-type="float" office:value="132.36" calcext:value-type="float">
            <text:p>132.36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1.455" calcext:value-type="float">
            <text:p>1.455</text:p>
          </table:table-cell>
          <table:table-cell office:value-type="float" office:value="1.428" calcext:value-type="float">
            <text:p>1.42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41:.G141])/2" office:value-type="float" office:value="1.4415" calcext:value-type="float">
            <text:p>1.44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94" calcext:value-type="float">
            <text:p>0.494</text:p>
          </table:table-cell>
          <table:table-cell office:value-type="float" office:value="144.847" calcext:value-type="float">
            <text:p>144.847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4" calcext:value-type="float">
            <text:p>0.77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42:.G142])/2" office:value-type="float" office:value="0.7935" calcext:value-type="float">
            <text:p>0.79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9" calcext:value-type="float">
            <text:p>3.29</text:p>
          </table:table-cell>
          <table:table-cell office:value-type="float" office:value="133.352" calcext:value-type="float">
            <text:p>133.352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2.08" calcext:value-type="float">
            <text:p>2.08</text:p>
          </table:table-cell>
          <table:table-cell office:value-type="float" office:value="2.014" calcext:value-type="float">
            <text:p>2.01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43:.G143])/2" office:value-type="float" office:value="2.047" calcext:value-type="float">
            <text:p>2.04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01" calcext:value-type="float">
            <text:p>2.701</text:p>
          </table:table-cell>
          <table:table-cell office:value-type="float" office:value="163.982" calcext:value-type="float">
            <text:p>163.982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854" calcext:value-type="float">
            <text:p>1.85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44:.G144])/2" office:value-type="float" office:value="1.854" calcext:value-type="float">
            <text:p>1.85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62" calcext:value-type="float">
            <text:p>3.162</text:p>
          </table:table-cell>
          <table:table-cell office:value-type="float" office:value="133.938" calcext:value-type="float">
            <text:p>133.938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2.026" calcext:value-type="float">
            <text:p>2.026</text:p>
          </table:table-cell>
          <table:table-cell office:value-type="float" office:value="1.987" calcext:value-type="float">
            <text:p>1.987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45:.G145])/2" office:value-type="float" office:value="2.0065" calcext:value-type="float">
            <text:p>2.00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04" calcext:value-type="float">
            <text:p>3.204</text:p>
          </table:table-cell>
          <table:table-cell office:value-type="float" office:value="129.2" calcext:value-type="float">
            <text:p>129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.026" calcext:value-type="float">
            <text:p>2.026</text:p>
          </table:table-cell>
          <table:table-cell office:value-type="float" office:value="2.013" calcext:value-type="float">
            <text:p>2.013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46:.G146])/2" office:value-type="float" office:value="2.0195" calcext:value-type="float">
            <text:p>2.0195</text:p>
          </table:table-cell>
          <table:table-cell/>
        </table:table-row>
        <table:table-row table:style-name="ro1">
          <table:table-cell table:number-columns-repeated="8"/>
          <table:table-cell table:formula="of:=AVERAGE([.I129:.I146])" office:value-type="float" office:value="1.83375" calcext:value-type="float">
            <text:p>1.83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S_900_02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59" calcext:value-type="float">
            <text:p>3.059</text:p>
          </table:table-cell>
          <table:table-cell office:value-type="float" office:value="127.586" calcext:value-type="float">
            <text:p>127.586</text:p>
          </table:table-cell>
          <table:table-cell office:value-type="float" office:value="57" calcext:value-type="float">
            <text:p>57</text:p>
          </table:table-cell>
          <table:table-cell office:value-type="float" office:value="234" calcext:value-type="float">
            <text:p>234</text:p>
          </table:table-cell>
          <table:table-cell office:value-type="float" office:value="1.982" calcext:value-type="float">
            <text:p>1.982</text:p>
          </table:table-cell>
          <table:table-cell office:value-type="float" office:value="1.965" calcext:value-type="float">
            <text:p>1.96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50:.G150])/2" office:value-type="float" office:value="1.9735" calcext:value-type="float">
            <text:p>1.97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11" calcext:value-type="float">
            <text:p>2.411</text:p>
          </table:table-cell>
          <table:table-cell office:value-type="float" office:value="119.942" calcext:value-type="float">
            <text:p>119.942</text:p>
          </table:table-cell>
          <table:table-cell office:value-type="float" office:value="56" calcext:value-type="float">
            <text:p>56</text:p>
          </table:table-cell>
          <table:table-cell office:value-type="float" office:value="254" calcext:value-type="float">
            <text:p>254</text:p>
          </table:table-cell>
          <table:table-cell office:value-type="float" office:value="1.769" calcext:value-type="float">
            <text:p>1.769</text:p>
          </table:table-cell>
          <table:table-cell office:value-type="float" office:value="1.735" calcext:value-type="float">
            <text:p>1.73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51:.G151])/2" office:value-type="float" office:value="1.752" calcext:value-type="float">
            <text:p>1.7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69" calcext:value-type="float">
            <text:p>2.669</text:p>
          </table:table-cell>
          <table:table-cell office:value-type="float" office:value="148.477" calcext:value-type="float">
            <text:p>148.477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.88" calcext:value-type="float">
            <text:p>1.88</text:p>
          </table:table-cell>
          <table:table-cell office:value-type="float" office:value="1.807" calcext:value-type="float">
            <text:p>1.80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52:.G152])/2" office:value-type="float" office:value="1.8435" calcext:value-type="float">
            <text:p>1.84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97" calcext:value-type="float">
            <text:p>3.197</text:p>
          </table:table-cell>
          <table:table-cell office:value-type="float" office:value="143.664" calcext:value-type="float">
            <text:p>143.664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2.036" calcext:value-type="float">
            <text:p>2.036</text:p>
          </table:table-cell>
          <table:table-cell office:value-type="float" office:value="1.999" calcext:value-type="float">
            <text:p>1.999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53:.G153])/2" office:value-type="float" office:value="2.0175" calcext:value-type="float">
            <text:p>2.01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38" calcext:value-type="float">
            <text:p>2.638</text:p>
          </table:table-cell>
          <table:table-cell office:value-type="float" office:value="141.427" calcext:value-type="float">
            <text:p>141.427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1.86" calcext:value-type="float">
            <text:p>1.86</text:p>
          </table:table-cell>
          <table:table-cell office:value-type="float" office:value="1.806" calcext:value-type="float">
            <text:p>1.80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54:.G154])/2" office:value-type="float" office:value="1.833" calcext:value-type="float">
            <text:p>1.8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6" calcext:value-type="float">
            <text:p>2.46</text:p>
          </table:table-cell>
          <table:table-cell office:value-type="float" office:value="126.681" calcext:value-type="float">
            <text:p>126.681</text:p>
          </table:table-cell>
          <table:table-cell office:value-type="float" office:value="49" calcext:value-type="float">
            <text:p>49</text:p>
          </table:table-cell>
          <table:table-cell office:value-type="float" office:value="238" calcext:value-type="float">
            <text:p>238</text:p>
          </table:table-cell>
          <table:table-cell office:value-type="float" office:value="1.806" calcext:value-type="float">
            <text:p>1.806</text:p>
          </table:table-cell>
          <table:table-cell office:value-type="float" office:value="1.734" calcext:value-type="float">
            <text:p>1.73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55:.G155])/2"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59" calcext:value-type="float">
            <text:p>3.059</text:p>
          </table:table-cell>
          <table:table-cell office:value-type="float" office:value="148.568" calcext:value-type="float">
            <text:p>148.568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982" calcext:value-type="float">
            <text:p>1.982</text:p>
          </table:table-cell>
          <table:table-cell office:value-type="float" office:value="1.965" calcext:value-type="float">
            <text:p>1.96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56:.G156])/2" office:value-type="float" office:value="1.9735" calcext:value-type="float">
            <text:p>1.97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59" calcext:value-type="float">
            <text:p>3.059</text:p>
          </table:table-cell>
          <table:table-cell office:value-type="float" office:value="134.04" calcext:value-type="float">
            <text:p>134.04</text:p>
          </table:table-cell>
          <table:table-cell office:value-type="float" office:value="61" calcext:value-type="float">
            <text:p>61</text:p>
          </table:table-cell>
          <table:table-cell office:value-type="float" office:value="252" calcext:value-type="float">
            <text:p>252</text:p>
          </table:table-cell>
          <table:table-cell office:value-type="float" office:value="1.982" calcext:value-type="float">
            <text:p>1.982</text:p>
          </table:table-cell>
          <table:table-cell office:value-type="float" office:value="1.965" calcext:value-type="float">
            <text:p>1.96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57:.G157])/2" office:value-type="float" office:value="1.9735" calcext:value-type="float">
            <text:p>1.97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78" calcext:value-type="float">
            <text:p>2.978</text:p>
          </table:table-cell>
          <table:table-cell office:value-type="float" office:value="132.939" calcext:value-type="float">
            <text:p>132.939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.965" calcext:value-type="float">
            <text:p>1.965</text:p>
          </table:table-cell>
          <table:table-cell office:value-type="float" office:value="1.929" calcext:value-type="float">
            <text:p>1.929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58:.G158])/2" office:value-type="float" office:value="1.947" calcext:value-type="float">
            <text:p>1.9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3" calcext:value-type="float">
            <text:p>0.903</text:p>
          </table:table-cell>
          <table:table-cell office:value-type="float" office:value="111.572" calcext:value-type="float">
            <text:p>111.572</text:p>
          </table:table-cell>
          <table:table-cell office:value-type="float" office:value="62" calcext:value-type="float">
            <text:p>62</text:p>
          </table:table-cell>
          <table:table-cell office:value-type="float" office:value="235" calcext:value-type="float">
            <text:p>235</text:p>
          </table:table-cell>
          <table:table-cell office:value-type="float" office:value="1.08" calcext:value-type="float">
            <text:p>1.08</text:p>
          </table:table-cell>
          <table:table-cell office:value-type="float" office:value="1.065" calcext:value-type="float">
            <text:p>1.06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59:.G159])/2" office:value-type="float" office:value="1.0725" calcext:value-type="float">
            <text:p>1.07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2" calcext:value-type="float">
            <text:p>2.82</text:p>
          </table:table-cell>
          <table:table-cell office:value-type="float" office:value="120.828" calcext:value-type="float">
            <text:p>120.828</text:p>
          </table:table-cell>
          <table:table-cell office:value-type="float" office:value="54" calcext:value-type="float">
            <text:p>5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60:.G160])/2" office:value-type="float" office:value="1.895" calcext:value-type="float">
            <text:p>1.8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14" calcext:value-type="float">
            <text:p>3.114</text:p>
          </table:table-cell>
          <table:table-cell office:value-type="float" office:value="138.312" calcext:value-type="float">
            <text:p>138.312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.982" calcext:value-type="float">
            <text:p>1.982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61:.G161])/2" office:value-type="float" office:value="1.991" calcext:value-type="float">
            <text:p>1.9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84" calcext:value-type="float">
            <text:p>2.584</text:p>
          </table:table-cell>
          <table:table-cell office:value-type="float" office:value="138.8" calcext:value-type="float">
            <text:p>138.8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.823" calcext:value-type="float">
            <text:p>1.823</text:p>
          </table:table-cell>
          <table:table-cell office:value-type="float" office:value="1.805" calcext:value-type="float">
            <text:p>1.80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62:.G162])/2" office:value-type="float" office:value="1.814" calcext:value-type="float">
            <text:p>1.8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33" calcext:value-type="float">
            <text:p>3.033</text:p>
          </table:table-cell>
          <table:table-cell office:value-type="float" office:value="125.174" calcext:value-type="float">
            <text:p>125.174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2.002" calcext:value-type="float">
            <text:p>2.002</text:p>
          </table:table-cell>
          <table:table-cell office:value-type="float" office:value="1.929" calcext:value-type="float">
            <text:p>1.92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63:.G163])/2" office:value-type="float" office:value="1.9655" calcext:value-type="float">
            <text:p>1.96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97" calcext:value-type="float">
            <text:p>2.897</text:p>
          </table:table-cell>
          <table:table-cell office:value-type="float" office:value="117.863" calcext:value-type="float">
            <text:p>117.863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.93" calcext:value-type="float">
            <text:p>1.93</text:p>
          </table:table-cell>
          <table:table-cell office:value-type="float" office:value="1.911" calcext:value-type="float">
            <text:p>1.911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64:.G164])/2" office:value-type="float" office:value="1.9205" calcext:value-type="float">
            <text:p>1.92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42" calcext:value-type="float">
            <text:p>2.342</text:p>
          </table:table-cell>
          <table:table-cell office:value-type="float" office:value="142.992" calcext:value-type="float">
            <text:p>142.992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.754" calcext:value-type="float">
            <text:p>1.75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65:.G165])/2" office:value-type="float" office:value="1.727" calcext:value-type="float">
            <text:p>1.7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14" calcext:value-type="float">
            <text:p>3.114</text:p>
          </table:table-cell>
          <table:table-cell office:value-type="float" office:value="128.058" calcext:value-type="float">
            <text:p>128.058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.982" calcext:value-type="float">
            <text:p>1.982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66:.G166])/2" office:value-type="float" office:value="1.991" calcext:value-type="float">
            <text:p>1.99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64" calcext:value-type="float">
            <text:p>2.764</text:p>
          </table:table-cell>
          <table:table-cell office:value-type="float" office:value="129.59" calcext:value-type="float">
            <text:p>129.59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.894" calcext:value-type="float">
            <text:p>1.894</text:p>
          </table:table-cell>
          <table:table-cell office:value-type="float" office:value="1.858" calcext:value-type="float">
            <text:p>1.85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67:.G167])/2" office:value-type="float" office:value="1.876" calcext:value-type="float">
            <text:p>1.87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33" calcext:value-type="float">
            <text:p>3.033</text:p>
          </table:table-cell>
          <table:table-cell office:value-type="float" office:value="148.131" calcext:value-type="float">
            <text:p>148.131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.983" calcext:value-type="float">
            <text:p>1.98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68:.G168])/2" office:value-type="float" office:value="1.9655" calcext:value-type="float">
            <text:p>1.96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33" calcext:value-type="float">
            <text:p>3.033</text:p>
          </table:table-cell>
          <table:table-cell office:value-type="float" office:value="134.445" calcext:value-type="float">
            <text:p>134.44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.983" calcext:value-type="float">
            <text:p>1.98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69:.G169])/2" office:value-type="float" office:value="1.9655" calcext:value-type="float">
            <text:p>1.96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33" calcext:value-type="float">
            <text:p>3.033</text:p>
          </table:table-cell>
          <table:table-cell office:value-type="float" office:value="140.583" calcext:value-type="float">
            <text:p>140.583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.983" calcext:value-type="float">
            <text:p>1.98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0:.G170])/2" office:value-type="float" office:value="1.9655" calcext:value-type="float">
            <text:p>1.96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875" calcext:value-type="float">
            <text:p>2.875</text:p>
          </table:table-cell>
          <table:table-cell office:value-type="float" office:value="136.765" calcext:value-type="float">
            <text:p>136.765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float" office:value="1.932" calcext:value-type="float">
            <text:p>1.932</text:p>
          </table:table-cell>
          <table:table-cell office:value-type="float" office:value="1.895" calcext:value-type="float">
            <text:p>1.89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1:.G171])/2" office:value-type="float" office:value="1.9135" calcext:value-type="float">
            <text:p>1.91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" calcext:value-type="float">
            <text:p>0.51</text:p>
          </table:table-cell>
          <table:table-cell office:value-type="float" office:value="143.503" calcext:value-type="float">
            <text:p>143.503</text:p>
          </table:table-cell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7" calcext:value-type="float">
            <text:p>0.777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2:.G172])/2" office:value-type="float" office:value="0.8065" calcext:value-type="float">
            <text:p>0.80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91" calcext:value-type="float">
            <text:p>2.891</text:p>
          </table:table-cell>
          <table:table-cell office:value-type="float" office:value="136.413" calcext:value-type="float">
            <text:p>136.413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.964" calcext:value-type="float">
            <text:p>1.964</text:p>
          </table:table-cell>
          <table:table-cell office:value-type="float" office:value="1.874" calcext:value-type="float">
            <text:p>1.87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3:.G173])/2" office:value-type="float" office:value="1.919" calcext:value-type="float">
            <text:p>1.9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78" calcext:value-type="float">
            <text:p>2.978</text:p>
          </table:table-cell>
          <table:table-cell office:value-type="float" office:value="126.618" calcext:value-type="float">
            <text:p>126.618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.965" calcext:value-type="float">
            <text:p>1.965</text:p>
          </table:table-cell>
          <table:table-cell office:value-type="float" office:value="1.929" calcext:value-type="float">
            <text:p>1.92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74:.G174])/2" office:value-type="float" office:value="1.947" calcext:value-type="float">
            <text:p>1.9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125" calcext:value-type="float">
            <text:p>2.125</text:p>
          </table:table-cell>
          <table:table-cell office:value-type="float" office:value="129.354" calcext:value-type="float">
            <text:p>129.354</text:p>
          </table:table-cell>
          <table:table-cell office:value-type="float" office:value="54" calcext:value-type="float">
            <text:p>5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75:.G175])/2" office:value-type="float" office:value="1.645" calcext:value-type="float">
            <text:p>1.6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946" calcext:value-type="float">
            <text:p>1.946</text:p>
          </table:table-cell>
          <table:table-cell office:value-type="float" office:value="147.69" calcext:value-type="float">
            <text:p>147.69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1.61" calcext:value-type="float">
            <text:p>1.61</text:p>
          </table:table-cell>
          <table:table-cell office:value-type="float" office:value="1.539" calcext:value-type="float">
            <text:p>1.539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6:.G176])/2" office:value-type="float" office:value="1.5745" calcext:value-type="float">
            <text:p>1.57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76" calcext:value-type="float">
            <text:p>2.976</text:p>
          </table:table-cell>
          <table:table-cell office:value-type="float" office:value="142.124" calcext:value-type="float">
            <text:p>142.124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1.981" calcext:value-type="float">
            <text:p>1.981</text:p>
          </table:table-cell>
          <table:table-cell office:value-type="float" office:value="1.913" calcext:value-type="float">
            <text:p>1.913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7:.G177])/2" office:value-type="float" office:value="1.947" calcext:value-type="float">
            <text:p>1.9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762" calcext:value-type="float">
            <text:p>2.762</text:p>
          </table:table-cell>
          <table:table-cell office:value-type="float" office:value="128.585" calcext:value-type="float">
            <text:p>128.585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1.911" calcext:value-type="float">
            <text:p>1.911</text:p>
          </table:table-cell>
          <table:table-cell office:value-type="float" office:value="1.84" calcext:value-type="float">
            <text:p>1.8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8:.G178])/2" office:value-type="float" office:value="1.8755" calcext:value-type="float">
            <text:p>1.875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24" calcext:value-type="float">
            <text:p>2.224</text:p>
          </table:table-cell>
          <table:table-cell office:value-type="float" office:value="124.93" calcext:value-type="float">
            <text:p>124.93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702" calcext:value-type="float">
            <text:p>1.702</text:p>
          </table:table-cell>
          <table:table-cell office:value-type="float" office:value="1.663" calcext:value-type="float">
            <text:p>1.663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79:.G179])/2" office:value-type="float" office:value="1.6825" calcext:value-type="float">
            <text:p>1.6825</text:p>
          </table:table-cell>
          <table:table-cell/>
        </table:table-row>
        <table:table-row table:style-name="ro1">
          <table:table-cell table:number-columns-repeated="8"/>
          <table:table-cell table:formula="of:=AVERAGE([.I150:.I179])" office:value-type="float" office:value="1.8181" calcext:value-type="float">
            <text:p>1.82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S_1100_01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2" calcext:value-type="float">
            <text:p>1.682</text:p>
          </table:table-cell>
          <table:table-cell office:value-type="float" office:value="142.987" calcext:value-type="float">
            <text:p>142.987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463" calcext:value-type="float">
            <text:p>1.46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83:.G183])/2" office:value-type="float" office:value="1.463" calcext:value-type="float">
            <text:p>1.4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92" calcext:value-type="float">
            <text:p>1.592</text:p>
          </table:table-cell>
          <table:table-cell office:value-type="float" office:value="184.746" calcext:value-type="float">
            <text:p>184.746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424" calcext:value-type="float">
            <text:p>1.42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84:.G184])/2" office:value-type="float" office:value="1.424" calcext:value-type="float">
            <text:p>1.4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67" calcext:value-type="float">
            <text:p>2.767</text:p>
          </table:table-cell>
          <table:table-cell office:value-type="float" office:value="174.717" calcext:value-type="float">
            <text:p>174.717</text:p>
          </table:table-cell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office:value-type="float" office:value="1.886" calcext:value-type="float">
            <text:p>1.886</text:p>
          </table:table-cell>
          <table:table-cell office:value-type="float" office:value="1.868" calcext:value-type="float">
            <text:p>1.86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85:.G185])/2" office:value-type="float" office:value="1.877" calcext:value-type="float">
            <text:p>1.8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34" calcext:value-type="float">
            <text:p>2.734</text:p>
          </table:table-cell>
          <table:table-cell office:value-type="float" office:value="112.541" calcext:value-type="float">
            <text:p>112.541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.866" calcext:value-type="float">
            <text:p>1.86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86:.G186])/2" office:value-type="float" office:value="1.866" calcext:value-type="float">
            <text:p>1.8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7" calcext:value-type="float">
            <text:p>2.707</text:p>
          </table:table-cell>
          <table:table-cell office:value-type="float" office:value="167.998" calcext:value-type="float">
            <text:p>167.998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1.866" calcext:value-type="float">
            <text:p>1.866</text:p>
          </table:table-cell>
          <table:table-cell office:value-type="float" office:value="1.847" calcext:value-type="float">
            <text:p>1.84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87:.G187])/2" office:value-type="float" office:value="1.8565" calcext:value-type="float">
            <text:p>1.85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7" calcext:value-type="float">
            <text:p>0.657</text:p>
          </table:table-cell>
          <table:table-cell office:value-type="float" office:value="139.632" calcext:value-type="float">
            <text:p>139.632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05" calcext:value-type="float">
            <text:p>0.90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88:.G188])/2" office:value-type="float" office:value="0.9145" calcext:value-type="float">
            <text:p>0.91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77" calcext:value-type="float">
            <text:p>2.277</text:p>
          </table:table-cell>
          <table:table-cell office:value-type="float" office:value="175.982" calcext:value-type="float">
            <text:p>175.982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.731" calcext:value-type="float">
            <text:p>1.731</text:p>
          </table:table-cell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89:.G189])/2" office:value-type="float" office:value="1.703" calcext:value-type="float">
            <text:p>1.7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55" calcext:value-type="float">
            <text:p>1.655</text:p>
          </table:table-cell>
          <table:table-cell office:value-type="float" office:value="164.095" calcext:value-type="float">
            <text:p>164.095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1.461" calcext:value-type="float">
            <text:p>1.461</text:p>
          </table:table-cell>
          <table:table-cell office:value-type="float" office:value="1.442" calcext:value-type="float">
            <text:p>1.442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90:.G190])/2" office:value-type="float" office:value="1.4515" calcext:value-type="float">
            <text:p>1.45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9" calcext:value-type="float">
            <text:p>0.219</text:p>
          </table:table-cell>
          <table:table-cell office:value-type="float" office:value="196.588" calcext:value-type="float">
            <text:p>196.588</text:p>
          </table:table-cell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18" calcext:value-type="float">
            <text:p>0.51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91:.G191])/2"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7" calcext:value-type="float">
            <text:p>2.57</text:p>
          </table:table-cell>
          <table:table-cell office:value-type="float" office:value="167.685" calcext:value-type="float">
            <text:p>167.685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809" calcext:value-type="float">
            <text:p>1.80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92:.G192])/2" office:value-type="float" office:value="1.809" calcext:value-type="float">
            <text:p>1.8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765" calcext:value-type="float">
            <text:p>2.765</text:p>
          </table:table-cell>
          <table:table-cell office:value-type="float" office:value="174.39" calcext:value-type="float">
            <text:p>174.39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1.906" calcext:value-type="float">
            <text:p>1.906</text:p>
          </table:table-cell>
          <table:table-cell office:value-type="float" office:value="1.847" calcext:value-type="float">
            <text:p>1.84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93:.G193])/2" office:value-type="float" office:value="1.8765" calcext:value-type="float">
            <text:p>1.87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5" calcext:value-type="float">
            <text:p>2.05</text:p>
          </table:table-cell>
          <table:table-cell office:value-type="float" office:value="148.934" calcext:value-type="float">
            <text:p>148.934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616" calcext:value-type="float">
            <text:p>1.6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94:.G194])/2" office:value-type="float" office:value="1.616" calcext:value-type="float">
            <text:p>1.6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19" calcext:value-type="float">
            <text:p>2.819</text:p>
          </table:table-cell>
          <table:table-cell office:value-type="float" office:value="137.928" calcext:value-type="float">
            <text:p>137.928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903" calcext:value-type="float">
            <text:p>1.903</text:p>
          </table:table-cell>
          <table:table-cell office:value-type="float" office:value="1.886" calcext:value-type="float">
            <text:p>1.88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95:.G195])/2" office:value-type="float" office:value="1.8945" calcext:value-type="float">
            <text:p>1.89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19" calcext:value-type="float">
            <text:p>2.819</text:p>
          </table:table-cell>
          <table:table-cell office:value-type="float" office:value="165.021" calcext:value-type="float">
            <text:p>165.021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.903" calcext:value-type="float">
            <text:p>1.903</text:p>
          </table:table-cell>
          <table:table-cell office:value-type="float" office:value="1.886" calcext:value-type="float">
            <text:p>1.88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196:.G196])/2" office:value-type="float" office:value="1.8945" calcext:value-type="float">
            <text:p>1.89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737" calcext:value-type="float">
            <text:p>2.737</text:p>
          </table:table-cell>
          <table:table-cell office:value-type="float" office:value="159.599" calcext:value-type="float">
            <text:p>159.599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1.886" calcext:value-type="float">
            <text:p>1.886</text:p>
          </table:table-cell>
          <table:table-cell office:value-type="float" office:value="1.847" calcext:value-type="float">
            <text:p>1.847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97:.G197])/2" office:value-type="float" office:value="1.8665" calcext:value-type="float">
            <text:p>1.86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35" calcext:value-type="float">
            <text:p>1.635</text:p>
          </table:table-cell>
          <table:table-cell office:value-type="float" office:value="188.876" calcext:value-type="float">
            <text:p>188.876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1.461" calcext:value-type="float">
            <text:p>1.461</text:p>
          </table:table-cell>
          <table:table-cell office:value-type="float" office:value="1.424" calcext:value-type="float">
            <text:p>1.42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98:.G198])/2" office:value-type="float" office:value="1.4425" calcext:value-type="float">
            <text:p>1.44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22" calcext:value-type="float">
            <text:p>2.622</text:p>
          </table:table-cell>
          <table:table-cell office:value-type="float" office:value="110.252" calcext:value-type="float">
            <text:p>110.252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float" office:value="1.866" calcext:value-type="float">
            <text:p>1.866</text:p>
          </table:table-cell>
          <table:table-cell office:value-type="float" office:value="1.789" calcext:value-type="float">
            <text:p>1.789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199:.G199])/2" office:value-type="float" office:value="1.8275" calcext:value-type="float">
            <text:p>1.82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79" calcext:value-type="float">
            <text:p>2.379</text:p>
          </table:table-cell>
          <table:table-cell office:value-type="float" office:value="157.913" calcext:value-type="float">
            <text:p>157.913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00:.G200])/2" office:value-type="float" office:value="1.741" calcext:value-type="float">
            <text:p>1.74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996" calcext:value-type="float">
            <text:p>2.996</text:p>
          </table:table-cell>
          <table:table-cell office:value-type="float" office:value="140.564" calcext:value-type="float">
            <text:p>140.564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2.001" calcext:value-type="float">
            <text:p>2.001</text:p>
          </table:table-cell>
          <table:table-cell office:value-type="float" office:value="1.906" calcext:value-type="float">
            <text:p>1.906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01:.G201])/2" office:value-type="float" office:value="1.9535" calcext:value-type="float">
            <text:p>1.95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75" calcext:value-type="float">
            <text:p>2.875</text:p>
          </table:table-cell>
          <table:table-cell office:value-type="float" office:value="177.851" calcext:value-type="float">
            <text:p>177.851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.942" calcext:value-type="float">
            <text:p>1.942</text:p>
          </table:table-cell>
          <table:table-cell office:value-type="float" office:value="1.885" calcext:value-type="float">
            <text:p>1.88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02:.G202])/2" office:value-type="float" office:value="1.9135" calcext:value-type="float">
            <text:p>1.913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87" calcext:value-type="float">
            <text:p>0.787</text:p>
          </table:table-cell>
          <table:table-cell office:value-type="float" office:value="145.518" calcext:value-type="float">
            <text:p>145.518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03:.G203])/2" office:value-type="float" office:value="1.001" calcext:value-type="float">
            <text:p>1.0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97" calcext:value-type="float">
            <text:p>2.597</text:p>
          </table:table-cell>
          <table:table-cell office:value-type="float" office:value="178.682" calcext:value-type="float">
            <text:p>178.682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1.829" calcext:value-type="float">
            <text:p>1.829</text:p>
          </table:table-cell>
          <table:table-cell office:value-type="float" office:value="1.808" calcext:value-type="float">
            <text:p>1.80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04:.G204])/2" office:value-type="float" office:value="1.8185" calcext:value-type="float">
            <text:p>1.818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995" calcext:value-type="float">
            <text:p>2.995</text:p>
          </table:table-cell>
          <table:table-cell office:value-type="float" office:value="151.081" calcext:value-type="float">
            <text:p>151.081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.963" calcext:value-type="float">
            <text:p>1.963</text:p>
          </table:table-cell>
          <table:table-cell office:value-type="float" office:value="1.943" calcext:value-type="float">
            <text:p>1.943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05:.G205])/2" office:value-type="float" office:value="1.953" calcext:value-type="float">
            <text:p>1.9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26" calcext:value-type="float">
            <text:p>2.026</text:p>
          </table:table-cell>
          <table:table-cell office:value-type="float" office:value="144.747" calcext:value-type="float">
            <text:p>144.747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1.635" calcext:value-type="float">
            <text:p>1.635</text:p>
          </table:table-cell>
          <table:table-cell office:value-type="float" office:value="1.578" calcext:value-type="float">
            <text:p>1.57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06:.G206])/2" office:value-type="float" office:value="1.6065" calcext:value-type="float">
            <text:p>1.60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06" calcext:value-type="float">
            <text:p>2.906</text:p>
          </table:table-cell>
          <table:table-cell office:value-type="float" office:value="95.877" calcext:value-type="float">
            <text:p>95.877</text:p>
          </table:table-cell>
          <table:table-cell office:value-type="float" office:value="53" calcext:value-type="float">
            <text:p>53</text:p>
          </table:table-cell>
          <table:table-cell office:value-type="float" office:value="230" calcext:value-type="float">
            <text:p>230</text:p>
          </table:table-cell>
          <table:table-cell office:value-type="float" office:value="1.942" calcext:value-type="float">
            <text:p>1.942</text:p>
          </table:table-cell>
          <table:table-cell office:value-type="float" office:value="1.906" calcext:value-type="float">
            <text:p>1.906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07:.G207])/2" office:value-type="float" office:value="1.924" calcext:value-type="float">
            <text:p>1.9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302" calcext:value-type="float">
            <text:p>2.302</text:p>
          </table:table-cell>
          <table:table-cell office:value-type="float" office:value="130.385" calcext:value-type="float">
            <text:p>130.385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1.729" calcext:value-type="float">
            <text:p>1.729</text:p>
          </table:table-cell>
          <table:table-cell office:value-type="float" office:value="1.695" calcext:value-type="float">
            <text:p>1.69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08:.G208])/2" office:value-type="float" office:value="1.712" calcext:value-type="float">
            <text:p>1.7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71" calcext:value-type="float">
            <text:p>1.271</text:p>
          </table:table-cell>
          <table:table-cell office:value-type="float" office:value="136.42" calcext:value-type="float">
            <text:p>136.42</text:p>
          </table:table-cell>
          <table:table-cell office:value-type="float" office:value="58" calcext:value-type="float">
            <text:p>5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09:.G209])/2" office:value-type="float" office:value="1.272" calcext:value-type="float">
            <text:p>1.272</text:p>
          </table:table-cell>
          <table:table-cell/>
        </table:table-row>
        <table:table-row table:style-name="ro1">
          <table:table-cell table:number-columns-repeated="8"/>
          <table:table-cell table:formula="of:=AVERAGE([.I183:.I209])" office:value-type="float" office:value="1.63724074074074" calcext:value-type="float">
            <text:p>1.64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S_1100_02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29" calcext:value-type="float">
            <text:p>0.629</text:p>
          </table:table-cell>
          <table:table-cell office:value-type="float" office:value="157.407" calcext:value-type="float">
            <text:p>157.407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13:.G213])" office:value-type="float" office:value="1.79" calcext:value-type="float">
            <text:p>1.79</text:p>
          </table:table-cell>
          <table:table-cell office:value-type="string" calcext:value-type="string">
            <text:p>Forgot scaling was 2 um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8" calcext:value-type="float">
            <text:p>0.568</text:p>
          </table:table-cell>
          <table:table-cell office:value-type="float" office:value="113.582" calcext:value-type="float">
            <text:p>113.582</text:p>
          </table:table-cell>
          <table:table-cell office:value-type="float" office:value="54" calcext:value-type="float">
            <text:p>54</text:p>
          </table:table-cell>
          <table:table-cell office:value-type="float" office:value="248" calcext:value-type="float">
            <text:p>248</text:p>
          </table:table-cell>
          <table:table-cell office:value-type="float" office:value="0.917" calcext:value-type="float">
            <text:p>0.917</text:p>
          </table:table-cell>
          <table:table-cell office:value-type="float" office:value="0.789" calcext:value-type="float">
            <text:p>0.789</text:p>
          </table:table-cell>
          <table:table-cell table:style-name="ce3" office:value-type="float" office:value="0.0000000000001398" calcext:value-type="float">
            <text:p>1.40E-13</text:p>
          </table:table-cell>
          <table:table-cell table:style-name="Default" table:formula="of:=SUM([.F214:.G214])" office:value-type="float" office:value="1.706" calcext:value-type="float">
            <text:p>1.7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5" calcext:value-type="float">
            <text:p>0.565</text:p>
          </table:table-cell>
          <table:table-cell office:value-type="float" office:value="165.458" calcext:value-type="float">
            <text:p>165.458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36" calcext:value-type="float">
            <text:p>0.836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15:.G215])" office:value-type="float" office:value="1.697" calcext:value-type="float">
            <text:p>1.69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4" calcext:value-type="float">
            <text:p>0.654</text:p>
          </table:table-cell>
          <table:table-cell office:value-type="float" office:value="138.922" calcext:value-type="float">
            <text:p>138.922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16:.G216])" office:value-type="float" office:value="1.825" calcext:value-type="float">
            <text:p>1.8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24" calcext:value-type="float">
            <text:p>0.624</text:p>
          </table:table-cell>
          <table:table-cell office:value-type="float" office:value="148.223" calcext:value-type="float">
            <text:p>148.223</text:p>
          </table:table-cell>
          <table:table-cell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 office:value-type="float" office:value="0.904" calcext:value-type="float">
            <text:p>0.904</text:p>
          </table:table-cell>
          <table:table-cell office:value-type="float" office:value="0.879" calcext:value-type="float">
            <text:p>0.879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17:.G217])" office:value-type="float" office:value="1.783" calcext:value-type="float">
            <text:p>1.78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02" calcext:value-type="float">
            <text:p>0.702</text:p>
          </table:table-cell>
          <table:table-cell office:value-type="float" office:value="172.798" calcext:value-type="float">
            <text:p>172.798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18:.G218])" office:value-type="float" office:value="1.891" calcext:value-type="float">
            <text:p>1.8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11" calcext:value-type="float">
            <text:p>0.611</text:p>
          </table:table-cell>
          <table:table-cell office:value-type="float" office:value="117.941" calcext:value-type="float">
            <text:p>117.941</text:p>
          </table:table-cell>
          <table:table-cell office:value-type="float" office:value="45" calcext:value-type="float">
            <text:p>45</text:p>
          </table:table-cell>
          <table:table-cell office:value-type="float" office:value="252" calcext:value-type="float">
            <text:p>25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69" calcext:value-type="float">
            <text:p>0.86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19:.G219])" office:value-type="float" office:value="1.764" calcext:value-type="float">
            <text:p>1.7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66" calcext:value-type="float">
            <text:p>0.666</text:p>
          </table:table-cell>
          <table:table-cell office:value-type="float" office:value="123.497" calcext:value-type="float">
            <text:p>123.497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0.93" calcext:value-type="float">
            <text:p>0.93</text:p>
          </table:table-cell>
          <table:table-cell office:value-type="float" office:value="0.913" calcext:value-type="float">
            <text:p>0.913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20:.G220])" office:value-type="float" office:value="1.843" calcext:value-type="float">
            <text:p>1.84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54" calcext:value-type="float">
            <text:p>0.654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21:.G221])" office:value-type="float" office:value="1.824" calcext:value-type="float">
            <text:p>1.82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23" calcext:value-type="float">
            <text:p>0.223</text:p>
          </table:table-cell>
          <table:table-cell office:value-type="float" office:value="183.218" calcext:value-type="float">
            <text:p>183.218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22:.G222])" office:value-type="float" office:value="1.067" calcext:value-type="float">
            <text:p>1.06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94" calcext:value-type="float">
            <text:p>0.594</text:p>
          </table:table-cell>
          <table:table-cell office:value-type="float" office:value="143.406" calcext:value-type="float">
            <text:p>143.406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23:.G223])"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5" calcext:value-type="float">
            <text:p>0.445</text:p>
          </table:table-cell>
          <table:table-cell office:value-type="float" office:value="166.166" calcext:value-type="float">
            <text:p>166.166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8" calcext:value-type="float">
            <text:p>0.73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24:.G224])" office:value-type="float" office:value="1.505" calcext:value-type="float">
            <text:p>1.5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06" calcext:value-type="float">
            <text:p>0.406</text:p>
          </table:table-cell>
          <table:table-cell office:value-type="float" office:value="172.485" calcext:value-type="float">
            <text:p>172.485</text:p>
          </table:table-cell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14" calcext:value-type="float">
            <text:p>0.71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25:.G225])" office:value-type="float" office:value="1.438" calcext:value-type="float">
            <text:p>1.4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54" calcext:value-type="float">
            <text:p>0.654</text:p>
          </table:table-cell>
          <table:table-cell office:value-type="float" office:value="172.732" calcext:value-type="float">
            <text:p>172.732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26:.G226])" office:value-type="float" office:value="1.825" calcext:value-type="float">
            <text:p>1.8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89" calcext:value-type="float">
            <text:p>0.589</text:p>
          </table:table-cell>
          <table:table-cell office:value-type="float" office:value="145.958" calcext:value-type="float">
            <text:p>145.958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0.87" calcext:value-type="float">
            <text:p>0.87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27:.G227])" office:value-type="float" office:value="1.731" calcext:value-type="float">
            <text:p>1.73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4" calcext:value-type="float">
            <text:p>0.254</text:p>
          </table:table-cell>
          <table:table-cell office:value-type="float" office:value="157.563" calcext:value-type="float">
            <text:p>157.563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28:.G228])" office:value-type="float" office:value="1.137" calcext:value-type="float">
            <text:p>1.13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3" calcext:value-type="float">
            <text:p>0.53</text:p>
          </table:table-cell>
          <table:table-cell office:value-type="float" office:value="175.866" calcext:value-type="float">
            <text:p>175.866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7" calcext:value-type="float">
            <text:p>0.817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29:.G229])" office:value-type="float" office:value="1.643" calcext:value-type="float">
            <text:p>1.64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82" calcext:value-type="float">
            <text:p>0.382</text:p>
          </table:table-cell>
          <table:table-cell office:value-type="float" office:value="180.975" calcext:value-type="float">
            <text:p>180.975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0.715" calcext:value-type="float">
            <text:p>0.715</text:p>
          </table:table-cell>
          <table:table-cell office:value-type="float" office:value="0.681" calcext:value-type="float">
            <text:p>0.681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30:.G230])" office:value-type="float" office:value="1.396" calcext:value-type="float">
            <text:p>1.3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6" calcext:value-type="float">
            <text:p>0.126</text:p>
          </table:table-cell>
          <table:table-cell office:value-type="float" office:value="155.602" calcext:value-type="float">
            <text:p>155.602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6" calcext:value-type="float">
            <text:p>0.396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31:.G231])"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54" calcext:value-type="float">
            <text:p>0.654</text:p>
          </table:table-cell>
          <table:table-cell office:value-type="float" office:value="138.922" calcext:value-type="float">
            <text:p>138.922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32:.G232])" office:value-type="float" office:value="1.825" calcext:value-type="float">
            <text:p>1.8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48" calcext:value-type="float">
            <text:p>0.548</text:p>
          </table:table-cell>
          <table:table-cell office:value-type="float" office:value="167.485" calcext:value-type="float">
            <text:p>167.485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33:.G233])" office:value-type="float" office:value="1.67" calcext:value-type="float">
            <text:p>1.6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4" calcext:value-type="float">
            <text:p>0.594</text:p>
          </table:table-cell>
          <table:table-cell office:value-type="float" office:value="178.167" calcext:value-type="float">
            <text:p>178.167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34:.G234])"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98" calcext:value-type="float">
            <text:p>0.698</text:p>
          </table:table-cell>
          <table:table-cell office:value-type="float" office:value="156.897" calcext:value-type="float">
            <text:p>156.897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0.964" calcext:value-type="float">
            <text:p>0.964</text:p>
          </table:table-cell>
          <table:table-cell office:value-type="float" office:value="0.921" calcext:value-type="float">
            <text:p>0.921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35:.G235])" office:value-type="float" office:value="1.885" calcext:value-type="float">
            <text:p>1.8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4" calcext:value-type="float">
            <text:p>0.654</text:p>
          </table:table-cell>
          <table:table-cell office:value-type="float" office:value="138.357" calcext:value-type="float">
            <text:p>138.357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36:.G236])" office:value-type="float" office:value="1.825" calcext:value-type="float">
            <text:p>1.8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65" calcext:value-type="float">
            <text:p>0.265</text:p>
          </table:table-cell>
          <table:table-cell office:value-type="float" office:value="189.738" calcext:value-type="float">
            <text:p>189.738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0.585" calcext:value-type="float">
            <text:p>0.585</text:p>
          </table:table-cell>
          <table:table-cell office:value-type="float" office:value="0.578" calcext:value-type="float">
            <text:p>0.578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37:.G237])" office:value-type="float" office:value="1.163" calcext:value-type="float">
            <text:p>1.1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6" calcext:value-type="float">
            <text:p>0.66</text:p>
          </table:table-cell>
          <table:table-cell office:value-type="float" office:value="134.16" calcext:value-type="float">
            <text:p>134.16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0.92" calcext:value-type="float">
            <text:p>0.92</text:p>
          </table:table-cell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38:.G238])" office:value-type="float" office:value="1.833" calcext:value-type="float">
            <text:p>1.83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17" calcext:value-type="float">
            <text:p>0.217</text:p>
          </table:table-cell>
          <table:table-cell office:value-type="float" office:value="148.831" calcext:value-type="float">
            <text:p>148.831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39:.G239])" office:value-type="float" office:value="1.052" calcext:value-type="float">
            <text:p>1.05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4" calcext:value-type="float">
            <text:p>0.624</text:p>
          </table:table-cell>
          <table:table-cell office:value-type="float" office:value="183.979" calcext:value-type="float">
            <text:p>183.979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0.904" calcext:value-type="float">
            <text:p>0.904</text:p>
          </table:table-cell>
          <table:table-cell office:value-type="float" office:value="0.879" calcext:value-type="float">
            <text:p>0.879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40:.G240])" office:value-type="float" office:value="1.783" calcext:value-type="float">
            <text:p>1.78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48" calcext:value-type="float">
            <text:p>0.648</text:p>
          </table:table-cell>
          <table:table-cell office:value-type="float" office:value="152.161" calcext:value-type="float">
            <text:p>152.161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0.922" calcext:value-type="float">
            <text:p>0.922</text:p>
          </table:table-cell>
          <table:table-cell office:value-type="float" office:value="0.895" calcext:value-type="float">
            <text:p>0.895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41:.G241])" office:value-type="float" office:value="1.817" calcext:value-type="float">
            <text:p>1.81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71" calcext:value-type="float">
            <text:p>0.571</text:p>
          </table:table-cell>
          <table:table-cell office:value-type="float" office:value="135.636" calcext:value-type="float">
            <text:p>135.636</text:p>
          </table:table-cell>
          <table:table-cell office:value-type="float" office:value="47" calcext:value-type="float">
            <text:p>4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42:.G242])" office:value-type="float" office:value="1.706" calcext:value-type="float">
            <text:p>1.70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6" calcext:value-type="float">
            <text:p>0.576</text:p>
          </table:table-cell>
          <table:table-cell office:value-type="float" office:value="177.938" calcext:value-type="float">
            <text:p>177.938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2" calcext:value-type="float">
            <text:p>0.852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F243:.G243])" office:value-type="float" office:value="1.713" calcext:value-type="float">
            <text:p>1.71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48" calcext:value-type="float">
            <text:p>0.648</text:p>
          </table:table-cell>
          <table:table-cell office:value-type="float" office:value="155.181" calcext:value-type="float">
            <text:p>155.181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44:.G244])" office:value-type="float" office:value="1.817" calcext:value-type="float">
            <text:p>1.81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6" calcext:value-type="float">
            <text:p>0.686</text:p>
          </table:table-cell>
          <table:table-cell office:value-type="float" office:value="124.922" calcext:value-type="float">
            <text:p>124.9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22" calcext:value-type="float">
            <text:p>0.922</text:p>
          </table:table-cell>
          <table:table-cell office:value-type="float" office:value="90" calcext:value-type="float">
            <text:p>90</text:p>
          </table:table-cell>
          <table:table-cell table:style-name="Default" table:formula="of:=SUM([.F245:.G245])" office:value-type="float" office:value="1.869" calcext:value-type="float">
            <text:p>1.869</text:p>
          </table:table-cell>
          <table:table-cell/>
        </table:table-row>
        <table:table-row table:style-name="ro1">
          <table:table-cell table:number-columns-repeated="8"/>
          <table:table-cell table:formula="of:=AVERAGE([.I213:.I245])" office:value-type="float" office:value="1.63954545454545" calcext:value-type="float">
            <text:p>1.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2:03:13.390079168</meta:creation-date>
    <dc:date>2018-08-28T11:29:52.845942795</dc:date>
    <meta:editing-duration>PT4M58S</meta:editing-duration>
    <meta:editing-cycles>1</meta:editing-cycles>
    <meta:document-statistic meta:table-count="1" meta:cell-count="1999" meta:object-count="0"/>
    <meta:generator>LibreOffice/5.1.6.2$Linux_X86_64 LibreOffice_project/10m0$Build-2</meta:generator>
  </office:meta>
</office:document-meta>
</file>